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76000001A1634CF7FF.png" manifest:media-type="image/png"/>
  <manifest:file-entry manifest:full-path="Pictures/1000020100000010000000107440459B.png" manifest:media-type="image/png"/>
  <manifest:file-entry manifest:full-path="Pictures/100002010000001A0000001A3A9D3D5B.png" manifest:media-type="image/png"/>
  <manifest:file-entry manifest:full-path="Pictures/1000000000000012000000116879AE26.png" manifest:media-type="image/png"/>
  <manifest:file-entry manifest:full-path="Pictures/1000020100000140000000F055F57E36.png" manifest:media-type="image/png"/>
  <manifest:file-entry manifest:full-path="Pictures/10000000000001FA000001A2253E215E.png" manifest:media-type="image/png"/>
  <manifest:file-entry manifest:full-path="Pictures/100002010000001A0000001AFE4E6D5F.png" manifest:media-type="image/png"/>
  <manifest:file-entry manifest:full-path="Pictures/100002010000001A0000001A80680864.png" manifest:media-type="image/png"/>
  <manifest:file-entry manifest:full-path="Pictures/10000000000001300000021DB9045F6C.png" manifest:media-type="image/png"/>
  <manifest:file-entry manifest:full-path="Pictures/100000000000014F0000021D37E78B81.png" manifest:media-type="image/png"/>
  <manifest:file-entry manifest:full-path="Pictures/100002010000001A0000001A6D0428B1.png" manifest:media-type="image/png"/>
  <manifest:file-entry manifest:full-path="Pictures/100000000000021800000155B8362EF7.png" manifest:media-type="image/png"/>
  <manifest:file-entry manifest:full-path="Pictures/100000000000001200000013D3A9E26D.png" manifest:media-type="image/png"/>
  <manifest:file-entry manifest:full-path="Pictures/10000000000000F500000035D528E643.png" manifest:media-type="image/png"/>
  <manifest:file-entry manifest:full-path="Pictures/10000000000001550000023C19941EEB.png" manifest:media-type="image/png"/>
  <manifest:file-entry manifest:full-path="Pictures/10000201000002B7000001EB9F3E131B.png" manifest:media-type="image/png"/>
  <manifest:file-entry manifest:full-path="Pictures/1000000000000156000000D6A81A9AAE.png" manifest:media-type="image/png"/>
  <manifest:file-entry manifest:full-path="Pictures/100002010000001000000010DB105962.png" manifest:media-type="image/png"/>
  <manifest:file-entry manifest:full-path="Pictures/10000201000000100000001043E07414.png" manifest:media-type="image/png"/>
  <manifest:file-entry manifest:full-path="Pictures/100002010000001A0000001A8AC57966.png" manifest:media-type="image/png"/>
  <manifest:file-entry manifest:full-path="Pictures/10000000000001C2000000E084E569A2.png" manifest:media-type="image/png"/>
  <manifest:file-entry manifest:full-path="Pictures/100000000000021800000155D9BCF7E3.png" manifest:media-type="image/png"/>
  <manifest:file-entry manifest:full-path="Pictures/10000000000000120000001221569510.png" manifest:media-type="image/png"/>
  <manifest:file-entry manifest:full-path="Pictures/1000020100000010000000106950DD1D.png" manifest:media-type="image/png"/>
  <manifest:file-entry manifest:full-path="Pictures/100002010000001A0000001ABD27B8FA.png" manifest:media-type="image/png"/>
  <manifest:file-entry manifest:full-path="Pictures/1000000000000151000001B29CF52CA5.png" manifest:media-type="image/png"/>
  <manifest:file-entry manifest:full-path="Pictures/10000201000000100000001046C54F00.png" manifest:media-type="image/png"/>
  <manifest:file-entry manifest:full-path="Pictures/1000020100000374000000E93672A392.png" manifest:media-type="image/png"/>
  <manifest:file-entry manifest:full-path="Pictures/10000000000000A2000000353E83A26D.png" manifest:media-type="image/png"/>
  <manifest:file-entry manifest:full-path="Pictures/1000020100000018000000183FFAFB03.png" manifest:media-type="image/png"/>
  <manifest:file-entry manifest:full-path="Pictures/10000201000000100000001071BCB609.png" manifest:media-type="image/png"/>
  <manifest:file-entry manifest:full-path="Pictures/10000000000001CF0000015F2CE7F136.png" manifest:media-type="image/png"/>
  <manifest:file-entry manifest:full-path="Pictures/100002010000001A0000001A8E6117AE.png" manifest:media-type="image/png"/>
  <manifest:file-entry manifest:full-path="Pictures/10000000000002B2000000373BF2FBD4.png" manifest:media-type="image/png"/>
  <manifest:file-entry manifest:full-path="Pictures/100000000000000F00000011992F3E01.png" manifest:media-type="image/png"/>
  <manifest:file-entry manifest:full-path="Pictures/10000000000001CD0000015E4264C439.png" manifest:media-type="image/png"/>
  <manifest:file-entry manifest:full-path="Pictures/100000000000019C000001E5C54AE5A2.png" manifest:media-type="image/png"/>
  <manifest:file-entry manifest:full-path="Pictures/10000000000001250000014958046B9F.png" manifest:media-type="image/png"/>
  <manifest:file-entry manifest:full-path="Pictures/100000000000012E000001B0C2632D18.png" manifest:media-type="image/png"/>
  <manifest:file-entry manifest:full-path="Pictures/100000000000014F00000144A5DE1807.png" manifest:media-type="image/png"/>
  <manifest:file-entry manifest:full-path="Pictures/100000000000001400000012A1C55464.png" manifest:media-type="image/png"/>
  <manifest:file-entry manifest:full-path="Pictures/10000000000002CC000001B1E113180A.png" manifest:media-type="image/png"/>
  <manifest:file-entry manifest:full-path="Pictures/100000000000012E0000001CFFCDDB46.png" manifest:media-type="image/png"/>
  <manifest:file-entry manifest:full-path="Pictures/100000000000038B00000037F87E68E8.png" manifest:media-type="image/png"/>
  <manifest:file-entry manifest:full-path="Pictures/100000000000013F000000F0A5746666.png" manifest:media-type="image/png"/>
  <manifest:file-entry manifest:full-path="Pictures/10000201000002CC000001B13C1E1F71.png" manifest:media-type="image/png"/>
  <manifest:file-entry manifest:full-path="Pictures/100000000000021800000155E162F674.png" manifest:media-type="image/png"/>
  <manifest:file-entry manifest:full-path="Pictures/1000000000000152000000D2141FA53D.png" manifest:media-type="image/png"/>
  <manifest:file-entry manifest:full-path="Pictures/10000201000002CC000001B12E95C5C7.png" manifest:media-type="image/png"/>
  <manifest:file-entry manifest:full-path="Pictures/10000000000001AD000000ACFF36ECEE.png" manifest:media-type="image/png"/>
  <manifest:file-entry manifest:full-path="Pictures/10000000000002180000015561AF55A0.png" manifest:media-type="image/png"/>
  <manifest:file-entry manifest:full-path="Pictures/10000000000002CC000001B130D9D725.png" manifest:media-type="image/png"/>
  <manifest:file-entry manifest:full-path="Pictures/10000201000000100000001032602A6C.png" manifest:media-type="image/png"/>
  <manifest:file-entry manifest:full-path="Pictures/100000000000026200000140EB04A87B.png" manifest:media-type="image/png"/>
  <manifest:file-entry manifest:full-path="Pictures/100000000000018800000185A081D133.png" manifest:media-type="image/png"/>
  <manifest:file-entry manifest:full-path="Pictures/10000000000001B8000000E2BA753CBE.png" manifest:media-type="image/png"/>
  <manifest:file-entry manifest:full-path="Pictures/10000000000001B20000016883376B00.png" manifest:media-type="image/png"/>
  <manifest:file-entry manifest:full-path="Pictures/1000020100000010000000105EE1CA0B.png" manifest:media-type="image/png"/>
  <manifest:file-entry manifest:full-path="Pictures/10000201000002CC000001B1F1C3E5CD.png" manifest:media-type="image/png"/>
  <manifest:file-entry manifest:full-path="Pictures/10000000000001CF0000015F8A5BCA56.png" manifest:media-type="image/png"/>
  <manifest:file-entry manifest:full-path="Pictures/100002010000001100000011E4CE125E.png" manifest:media-type="image/png"/>
  <manifest:file-entry manifest:full-path="Pictures/100002010000001000000010F276F74A.png" manifest:media-type="image/png"/>
  <manifest:file-entry manifest:full-path="Pictures/10000000000001AD000000AC42D7D85D.png" manifest:media-type="image/png"/>
  <manifest:file-entry manifest:full-path="Pictures/100002010000001800000018BBB00ADC.png" manifest:media-type="image/png"/>
  <manifest:file-entry manifest:full-path="Pictures/10000201000000100000001040C4AB63.png" manifest:media-type="image/png"/>
  <manifest:file-entry manifest:full-path="Pictures/10000000000001260000001D697C588B.png" manifest:media-type="image/png"/>
  <manifest:file-entry manifest:full-path="Pictures/10000000000000120000001039454AEA.png" manifest:media-type="image/png"/>
  <manifest:file-entry manifest:full-path="Pictures/1000000000000130000001EA7E60FEFA.png" manifest:media-type="image/png"/>
  <manifest:file-entry manifest:full-path="Pictures/10000201000003C50000003A573AB6E0.png" manifest:media-type="image/png"/>
  <manifest:file-entry manifest:full-path="Pictures/1000020100000013000000114974A6EB.png" manifest:media-type="image/png"/>
  <manifest:file-entry manifest:full-path="Pictures/100000000000021800000155A00580B0.png" manifest:media-type="image/png"/>
  <manifest:file-entry manifest:full-path="Pictures/1000000000000270000000BCEC552D24.png" manifest:media-type="image/png"/>
  <manifest:file-entry manifest:full-path="Pictures/100002010000001800000018641A4C0B.png" manifest:media-type="image/png"/>
  <manifest:file-entry manifest:full-path="Pictures/10000000000003090000001B55E25935.png" manifest:media-type="image/png"/>
  <manifest:file-entry manifest:full-path="Pictures/1000020100000010000000103763D5BB.png" manifest:media-type="image/png"/>
  <manifest:file-entry manifest:full-path="Pictures/10000000000000A40000003737D6E4FB.png" manifest:media-type="image/png"/>
  <manifest:file-entry manifest:full-path="Pictures/100002010000001800000018B11603B1.png" manifest:media-type="image/png"/>
  <manifest:file-entry manifest:full-path="Pictures/1000020100000012000000128B0EE19E.png" manifest:media-type="image/png"/>
  <manifest:file-entry manifest:full-path="Pictures/10000000000001C500000152D3857EC0.png" manifest:media-type="image/png"/>
  <manifest:file-entry manifest:full-path="Pictures/10000000000002AC0000020889B3A5B9.png" manifest:media-type="image/png"/>
  <manifest:file-entry manifest:full-path="Pictures/10000000000001590000002612843773.png" manifest:media-type="image/png"/>
  <manifest:file-entry manifest:full-path="Pictures/100002010000001800000018DE09FB3F.png" manifest:media-type="image/png"/>
  <manifest:file-entry manifest:full-path="Pictures/10000000000002AC0000020830C981EC.png" manifest:media-type="image/png"/>
  <manifest:file-entry manifest:full-path="Pictures/10000000000000110000000D5CA0EB2B.png" manifest:media-type="image/png"/>
  <manifest:file-entry manifest:full-path="Pictures/10000000000001620000010FFACD2373.png" manifest:media-type="image/png"/>
  <manifest:file-entry manifest:full-path="Pictures/100002010000001000000010DB0CCEE4.png" manifest:media-type="image/png"/>
  <manifest:file-entry manifest:full-path="Pictures/10000201000000100000001058003066.png" manifest:media-type="image/png"/>
  <manifest:file-entry manifest:full-path="Pictures/100000000000022C000001A3F79CD9DF.png" manifest:media-type="image/png"/>
  <manifest:file-entry manifest:full-path="Pictures/10000000000003C8000002166954D442.png" manifest:media-type="image/png"/>
  <manifest:file-entry manifest:full-path="Pictures/10000000000001FA000001A2E5CA0412.png" manifest:media-type="image/png"/>
  <manifest:file-entry manifest:full-path="Pictures/100002010000001A0000001A5C7D0179.png" manifest:media-type="image/png"/>
  <manifest:file-entry manifest:full-path="Pictures/10000000000001260000001F943F6191.png" manifest:media-type="image/png"/>
  <manifest:file-entry manifest:full-path="Pictures/100002010000032F00000265ABC2F069.png" manifest:media-type="image/png"/>
  <manifest:file-entry manifest:full-path="Pictures/10000201000000180000001888D6DD04.png" manifest:media-type="image/png"/>
  <manifest:file-entry manifest:full-path="Pictures/10000000000002A100000035A54136D1.png" manifest:media-type="image/png"/>
  <manifest:file-entry manifest:full-path="Pictures/10000000000003D10000026E118CB461.png" manifest:media-type="image/png"/>
  <manifest:file-entry manifest:full-path="Pictures/100000000000033B00000035393C2DAD.png" manifest:media-type="image/png"/>
  <manifest:file-entry manifest:full-path="Pictures/100002010000037600000234638040E9.png" manifest:media-type="image/png"/>
  <manifest:file-entry manifest:full-path="Pictures/1000020100000018000000181025A54C.png" manifest:media-type="image/png"/>
  <manifest:file-entry manifest:full-path="Pictures/1000020100000011000000111A4525D9.png" manifest:media-type="image/png"/>
  <manifest:file-entry manifest:full-path="Pictures/1000000000000012000000120CF927C7.png" manifest:media-type="image/png"/>
  <manifest:file-entry manifest:full-path="Pictures/100002010000001000000010FB8F4835.png" manifest:media-type="image/png"/>
  <manifest:file-entry manifest:full-path="Pictures/10000201000003CC000000B04CEE2AE6.png" manifest:media-type="image/png"/>
  <manifest:file-entry manifest:full-path="Pictures/100002010000001000000012AEB182C5.png" manifest:media-type="image/png"/>
  <manifest:file-entry manifest:full-path="Pictures/100002010000000F000000111831192E.png" manifest:media-type="image/png"/>
  <manifest:file-entry manifest:full-path="Pictures/10000201000003DA00000288E4B98486.png" manifest:media-type="image/png"/>
  <manifest:file-entry manifest:full-path="Pictures/100000000000025B000001C12A65EB2E.png" manifest:media-type="image/png"/>
  <manifest:file-entry manifest:full-path="Pictures/10000201000003C50000003B0C5C78BC.png" manifest:media-type="image/png"/>
  <manifest:file-entry manifest:full-path="Pictures/100002010000001000000010F25BC01B.png" manifest:media-type="image/png"/>
  <manifest:file-entry manifest:full-path="Pictures/10000000000000CF00000037438F4C77.png" manifest:media-type="image/png"/>
  <manifest:file-entry manifest:full-path="Pictures/1000000000000201000001CC1358E33F.png" manifest:media-type="image/png"/>
  <manifest:file-entry manifest:full-path="Pictures/1000020100000010000000127EC3214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hatch-solid="false" draw:textarea-horizontal-align="left" draw:auto-grow-height="true" draw:auto-grow-width="false" fo:min-height="2.34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585cm"/>
    </style:style>
    <style:style style:name="gr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7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fill-hatch-solid="false" draw:textarea-horizontal-align="left" draw:auto-grow-height="true" draw:auto-grow-width="true" fo:min-height="1.423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99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07cm" svg:stroke-color="#ff3333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98cm"/>
    </style:style>
    <style:style style:name="gr27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5cm" svg:stroke-color="#ff3333" draw:marker-start-width="0.275cm" draw:marker-end-width="0.275cm" draw:fill="none" draw:textarea-horizontal-align="justify" draw:textarea-vertical-align="middle" draw:auto-grow-height="false" fo:min-height="0.384cm" fo:min-width="0.79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6633" fo:font-size="15pt" fo:font-weight="bold" style:font-size-asian="15pt" style:font-weight-asian="bold" style:font-size-complex="15pt" style:font-weight-complex="bold"/>
    </style:style>
    <style:style style:name="P3" style:family="paragraph">
      <style:text-properties fo:color="#336633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color="#336633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336633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336633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8pt"/>
    </style:style>
    <style:style style:name="P10" style:family="paragraph">
      <style:text-properties fo:color="#336633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336633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336633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336633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8pt"/>
    </style:style>
    <style:style style:name="T5" style:family="text">
      <style:text-properties fo:color="#33663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/>
      <draw:page draw:name="page2" draw:style-name="dp1" draw:master-page-name="Predvolené"/>
      <draw:page draw:name="page3" draw:style-name="dp1" draw:master-page-name="Predvolené"/>
      <draw:page draw:name="page4" draw:style-name="dp1" draw:master-page-name="Predvolené"/>
      <draw:page draw:name="page5" draw:style-name="dp1" draw:master-page-name="Predvolené"/>
      <draw:page draw:name="page6" draw:style-name="dp1" draw:master-page-name="Predvolené"/>
      <draw:page draw:name="page7" draw:style-name="dp1" draw:master-page-name="Predvolené">
        <draw:frame draw:style-name="gr1" draw:text-style-name="P1" draw:layer="layout" svg:width="19.069cm" svg:height="12.138cm" svg:x="0.962cm" svg:y="6.691cm">
          <draw:image xlink:href="Pictures/100002010000037600000234638040E9.png" xlink:type="simple" xlink:show="embed" xlink:actuate="onLoad">
            <text:p/>
          </draw:image>
        </draw:frame>
        <draw:frame draw:style-name="gr1" draw:text-style-name="P1" draw:layer="layout" svg:width="25.912cm" svg:height="16.494cm" svg:x="0.962cm" svg:y="4.4cm">
          <draw:image xlink:href="Pictures/100002010000037600000234638040E9.png" xlink:type="simple" xlink:show="embed" xlink:actuate="onLoad">
            <text:p/>
          </draw:image>
        </draw:frame>
        <draw:g>
          <draw:frame draw:style-name="gr1" draw:text-style-name="P1" draw:layer="layout" svg:width="25.852cm" svg:height="16.458cm" svg:x="0.962cm" svg:y="21.794cm">
            <draw:image xlink:href="Pictures/10000000000003D10000026E118CB461.png" xlink:type="simple" xlink:show="embed" xlink:actuate="onLoad">
              <text:p/>
            </draw:image>
          </draw:frame>
          <draw:frame draw:style-name="gr2" draw:text-style-name="P2" draw:layer="layout" svg:width="4.286cm" svg:height="2.592cm" svg:x="1.418cm" svg:y="30.481cm">
            <draw:text-box>
              <text:p text:style-name="P1"><text:span text:style-name="T1">Sekcia</text:span></text:p>
              <text:p text:style-name="P1"><text:span text:style-name="T1">snímkov</text:span></text:p>
            </draw:text-box>
          </draw:frame>
          <draw:frame draw:style-name="gr3" draw:text-style-name="P3" draw:layer="layout" svg:width="7.699cm" svg:height="1.195cm" svg:x="7.344cm" svg:y="34.82cm">
            <draw:text-box>
              <text:p><text:span text:style-name="T1">Pracovný priestor</text:span></text:p>
            </draw:text-box>
          </draw:frame>
          <draw:frame draw:style-name="gr4" draw:text-style-name="P3" draw:layer="layout" svg:width="7.085cm" svg:height="1.195cm" svg:x="18.192cm" svg:y="34.82cm">
            <draw:text-box>
              <text:p><text:span text:style-name="T1">Postranný panel</text:span></text:p>
            </draw:text-box>
          </draw:frame>
          <draw:custom-shape draw:style-name="gr5" draw:text-style-name="P4" draw:layer="layout" svg:width="0.546cm" svg:height="1.637cm" svg:x="16.265cm" svg:y="29.96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546cm" svg:height="1.637cm" svg:x="5.692cm" svg:y="29.96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layer="layout" svg:width="3.427cm" svg:height="0.962cm" svg:x="0.962cm" svg:y="1.383cm">
          <draw:text-box>
            <text:p>Obrázok 1</text:p>
          </draw:text-box>
        </draw:frame>
        <draw:g>
          <draw:g>
            <draw:frame draw:style-name="gr1" draw:text-style-name="P1" draw:layer="layout" svg:width="15.953cm" svg:height="11.879cm" svg:x="0.962cm" svg:y="42.156cm">
              <draw:image xlink:href="Pictures/100000000000025B000001C12A65EB2E.png" xlink:type="simple" xlink:show="embed" xlink:actuate="onLoad">
                <text:p/>
              </draw:image>
            </draw:frame>
            <draw:custom-shape draw:style-name="gr7" draw:text-style-name="P4" draw:layer="layout" svg:width="0.35cm" svg:height="1cm" svg:x="3.811cm" svg:y="48.3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35cm" svg:height="1cm" svg:x="11.512cm" svg:y="48.3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8" draw:text-style-name="P5" draw:layer="layout" svg:width="2.758cm" svg:height="1.673cm" svg:x="0.962cm" svg:y="49.108cm">
            <draw:text-box>
              <text:p text:style-name="P1"><text:span text:style-name="T2">Panel</text:span></text:p>
              <text:p text:style-name="P1"><text:span text:style-name="T2">Snímky</text:span></text:p>
            </draw:text-box>
          </draw:frame>
          <draw:frame draw:style-name="gr9" draw:text-style-name="P6" draw:layer="layout" svg:width="5.895cm" svg:height="0.962cm" svg:x="4.558cm" svg:y="52.177cm">
            <draw:text-box>
              <text:p><text:span text:style-name="T2">Pracovný priestor</text:span></text:p>
            </draw:text-box>
          </draw:frame>
          <draw:frame draw:style-name="gr10" draw:text-style-name="P6" draw:layer="layout" svg:width="5.442cm" svg:height="0.962cm" svg:x="11.551cm" svg:y="52.177cm">
            <draw:text-box>
              <text:p><text:span text:style-name="T2">Postranný panel</text:span></text:p>
            </draw:text-box>
          </draw:frame>
        </draw:g>
      </draw:page>
      <draw:page draw:name="page8" draw:style-name="dp1" draw:master-page-name="Predvolené">
        <draw:frame draw:style-name="gr1" draw:text-style-name="P1" draw:layer="layout" svg:width="0.749cm" svg:height="0.849cm" svg:x="0.908cm" svg:y="1.157cm">
          <draw:image xlink:href="Pictures/100002010000000F000000111831192E.png" xlink:type="simple" xlink:show="embed" xlink:actuate="onLoad">
            <text:p/>
          </draw:image>
        </draw:frame>
        <draw:frame draw:style-name="gr1" draw:text-style-name="P1" draw:layer="layout" svg:width="0.749cm" svg:height="0.842cm" svg:x="0.908cm" svg:y="4.952cm">
          <draw:image xlink:href="Pictures/100002010000001000000012AEB182C5.png" xlink:type="simple" xlink:show="embed" xlink:actuate="onLoad">
            <text:p/>
          </draw:image>
        </draw:frame>
        <draw:frame draw:style-name="gr1" draw:text-style-name="P1" draw:layer="layout" svg:width="0.749cm" svg:height="0.67cm" svg:x="0.908cm" svg:y="8.224cm">
          <draw:image xlink:href="Pictures/1000020100000013000000114974A6EB.png" xlink:type="simple" xlink:show="embed" xlink:actuate="onLoad">
            <text:p/>
          </draw:image>
        </draw:frame>
        <draw:frame draw:style-name="gr1" draw:text-style-name="P1" draw:layer="layout" svg:width="0.749cm" svg:height="0.842cm" svg:x="0.908cm" svg:y="12.152cm">
          <draw:image xlink:href="Pictures/1000020100000010000000127EC32141.png" xlink:type="simple" xlink:show="embed" xlink:actuate="onLoad">
            <text:p/>
          </draw:image>
        </draw:frame>
        <draw:frame draw:style-name="gr1" draw:text-style-name="P1" draw:layer="layout" svg:width="0.748cm" svg:height="0.748cm" svg:x="0.908cm" svg:y="15.222cm">
          <draw:image xlink:href="Pictures/1000020100000011000000111A4525D9.png" xlink:type="simple" xlink:show="embed" xlink:actuate="onLoad">
            <text:p/>
          </draw:image>
        </draw:frame>
        <draw:frame draw:style-name="gr1" draw:text-style-name="P1" draw:layer="layout" svg:width="0.8cm" svg:height="0.8cm" svg:x="5.581cm" svg:y="1.181cm">
          <draw:image xlink:href="Pictures/1000020100000018000000181025A54C.png" xlink:type="simple" xlink:show="embed" xlink:actuate="onLoad">
            <text:p/>
          </draw:image>
        </draw:frame>
        <draw:frame draw:style-name="gr1" draw:text-style-name="P1" draw:layer="layout" svg:width="0.8cm" svg:height="0.8cm" svg:x="5.581cm" svg:y="4.973cm">
          <draw:image xlink:href="Pictures/100002010000001800000018DE09FB3F.png" xlink:type="simple" xlink:show="embed" xlink:actuate="onLoad">
            <text:p/>
          </draw:image>
        </draw:frame>
        <draw:frame draw:style-name="gr1" draw:text-style-name="P1" draw:layer="layout" svg:width="0.8cm" svg:height="0.8cm" svg:x="5.581cm" svg:y="8.159cm">
          <draw:image xlink:href="Pictures/1000020100000018000000183FFAFB03.png" xlink:type="simple" xlink:show="embed" xlink:actuate="onLoad">
            <text:p/>
          </draw:image>
        </draw:frame>
        <draw:frame draw:style-name="gr1" draw:text-style-name="P1" draw:layer="layout" svg:width="0.8cm" svg:height="0.8cm" svg:x="5.581cm" svg:y="12.173cm">
          <draw:image xlink:href="Pictures/100002010000001800000018BBB00ADC.png" xlink:type="simple" xlink:show="embed" xlink:actuate="onLoad">
            <text:p/>
          </draw:image>
        </draw:frame>
        <draw:frame draw:style-name="gr1" draw:text-style-name="P1" draw:layer="layout" svg:width="0.8cm" svg:height="0.8cm" svg:x="5.581cm" svg:y="15.196cm">
          <draw:image xlink:href="Pictures/10000201000000180000001888D6DD04.png" xlink:type="simple" xlink:show="embed" xlink:actuate="onLoad">
            <text:p/>
          </draw:image>
        </draw:frame>
        <draw:frame draw:style-name="gr1" draw:text-style-name="P1" draw:layer="layout" svg:width="0.375cm" svg:height="0.375cm" svg:x="3.432cm" svg:y="1.394cm">
          <draw:image xlink:href="Pictures/100002010000001000000010F25BC01B.png" xlink:type="simple" xlink:show="embed" xlink:actuate="onLoad">
            <text:p/>
          </draw:image>
        </draw:frame>
        <draw:frame draw:style-name="gr1" draw:text-style-name="P1" draw:layer="layout" svg:width="0.563cm" svg:height="0.563cm" svg:x="3.338cm" svg:y="5.092cm">
          <draw:image xlink:href="Pictures/10000201000000100000001058003066.png" xlink:type="simple" xlink:show="embed" xlink:actuate="onLoad">
            <text:p/>
          </draw:image>
        </draw:frame>
        <draw:frame draw:style-name="gr1" draw:text-style-name="P1" draw:layer="layout" svg:width="0.563cm" svg:height="0.563cm" svg:x="3.338cm" svg:y="8.278cm">
          <draw:image xlink:href="Pictures/1000020100000010000000103763D5BB.png" xlink:type="simple" xlink:show="embed" xlink:actuate="onLoad">
            <text:p/>
          </draw:image>
        </draw:frame>
        <draw:frame draw:style-name="gr1" draw:text-style-name="P1" draw:layer="layout" svg:width="0.563cm" svg:height="0.563cm" svg:x="3.338cm" svg:y="12.292cm">
          <draw:image xlink:href="Pictures/100002010000001000000010DB0CCEE4.png" xlink:type="simple" xlink:show="embed" xlink:actuate="onLoad">
            <text:p/>
          </draw:image>
        </draw:frame>
        <draw:frame draw:style-name="gr1" draw:text-style-name="P1" draw:layer="layout" svg:width="0.563cm" svg:height="0.563cm" svg:x="3.337cm" svg:y="15.315cm">
          <draw:image xlink:href="Pictures/100002010000001000000010F276F74A.png" xlink:type="simple" xlink:show="embed" xlink:actuate="onLoad">
            <text:p/>
          </draw:image>
        </draw:frame>
      </draw:page>
      <draw:page draw:name="page9" draw:style-name="dp1" draw:master-page-name="Predvolené">
        <draw:frame draw:style-name="gr1" draw:text-style-name="P1" draw:layer="layout" svg:width="12.168cm" svg:height="1.339cm" svg:x="0.963cm" svg:y="11.813cm">
          <draw:image xlink:href="Pictures/10000000000001590000002612843773.png" xlink:type="simple" xlink:show="embed" xlink:actuate="onLoad">
            <text:p/>
          </draw:image>
        </draw:frame>
        <draw:frame draw:style-name="gr1" draw:text-style-name="P1" draw:layer="layout" svg:width="0.749cm" svg:height="0.749cm" svg:x="0.581cm" svg:y="1.259cm">
          <draw:image xlink:href="Pictures/1000020100000012000000128B0EE19E.png" xlink:type="simple" xlink:show="embed" xlink:actuate="onLoad">
            <text:p/>
          </draw:image>
        </draw:frame>
        <draw:frame draw:style-name="gr1" draw:text-style-name="P1" draw:layer="layout" svg:width="0.748cm" svg:height="0.748cm" svg:x="0.581cm" svg:y="5.272cm">
          <draw:image xlink:href="Pictures/100002010000001100000011E4CE125E.png" xlink:type="simple" xlink:show="embed" xlink:actuate="onLoad">
            <text:p/>
          </draw:image>
        </draw:frame>
        <draw:frame draw:style-name="gr1" draw:text-style-name="P1" draw:layer="layout" svg:width="0.747cm" svg:height="0.747cm" svg:x="4.581cm" svg:y="1.26cm">
          <draw:image xlink:href="Pictures/100002010000001800000018B11603B1.png" xlink:type="simple" xlink:show="embed" xlink:actuate="onLoad">
            <text:p/>
          </draw:image>
        </draw:frame>
        <draw:frame draw:style-name="gr1" draw:text-style-name="P1" draw:layer="layout" svg:width="0.746cm" svg:height="0.746cm" svg:x="4.581cm" svg:y="5.273cm">
          <draw:image xlink:href="Pictures/100002010000001800000018641A4C0B.png" xlink:type="simple" xlink:show="embed" xlink:actuate="onLoad">
            <text:p/>
          </draw:image>
        </draw:frame>
        <draw:frame draw:style-name="gr1" draw:text-style-name="P1" draw:layer="layout" svg:width="0.563cm" svg:height="0.563cm" svg:x="2.674cm" svg:y="5.365cm">
          <draw:image xlink:href="Pictures/10000201000000100000001040C4AB63.png" xlink:type="simple" xlink:show="embed" xlink:actuate="onLoad">
            <text:p/>
          </draw:image>
        </draw:frame>
        <draw:frame draw:style-name="gr1" draw:text-style-name="P1" draw:layer="layout" svg:width="0.563cm" svg:height="0.563cm" svg:x="2.674cm" svg:y="1.352cm">
          <draw:image xlink:href="Pictures/1000020100000010000000105EE1CA0B.png" xlink:type="simple" xlink:show="embed" xlink:actuate="onLoad">
            <text:p/>
          </draw:image>
        </draw:frame>
        <draw:frame draw:style-name="gr1" draw:text-style-name="P1" draw:layer="layout" svg:width="7.99cm" svg:height="0.739cm" svg:x="0.963cm" svg:y="13.94cm">
          <draw:image xlink:href="Pictures/100000000000012E0000001CFFCDDB46.png" xlink:type="simple" xlink:show="embed" xlink:actuate="onLoad">
            <text:p/>
          </draw:image>
        </draw:frame>
        <draw:frame draw:style-name="gr6" draw:layer="layout" svg:width="3.427cm" svg:height="0.962cm" svg:x="0.963cm" svg:y="10.383cm">
          <draw:text-box>
            <text:p>Obrázok 2</text:p>
          </draw:text-box>
        </draw:frame>
      </draw:page>
      <draw:page draw:name="page10" draw:style-name="dp1" draw:master-page-name="Predvolené">
        <draw:frame draw:style-name="gr1" draw:text-style-name="P1" draw:layer="layout" svg:width="19.136cm" svg:height="3.464cm" svg:x="0.963cm" svg:y="2.645cm">
          <draw:image xlink:href="Pictures/10000201000003CC000000B04CEE2AE6.png" xlink:type="simple" xlink:show="embed" xlink:actuate="onLoad">
            <text:p/>
          </draw:image>
        </draw:frame>
        <draw:g>
          <draw:frame draw:style-name="gr1" draw:text-style-name="P1" draw:layer="layout" svg:width="20.559cm" svg:height="0.713cm" svg:x="1.386cm" svg:y="9.077cm">
            <draw:image xlink:href="Pictures/10000000000003090000001B55E25935.png" xlink:type="simple" xlink:show="embed" xlink:actuate="onLoad">
              <text:p/>
            </draw:image>
          </draw:frame>
          <draw:frame draw:style-name="gr11" draw:text-style-name="P7" draw:layer="layout" svg:width="2.602cm" svg:height="1.157cm" svg:x="1.828cm" svg:y="7.195cm">
            <draw:text-box>
              <text:p text:style-name="P1"><text:span text:style-name="T3">Informačné</text:span></text:p>
              <text:p text:style-name="P1"><text:span text:style-name="T3">pole</text:span></text:p>
            </draw:text-box>
          </draw:frame>
          <draw:frame draw:style-name="gr12" draw:text-style-name="P7" draw:layer="layout" svg:width="2.445cm" svg:height="1.157cm" svg:x="10.051cm" svg:y="7.195cm">
            <draw:text-box>
              <text:p text:style-name="P1"><text:span text:style-name="T3">Neuložené</text:span></text:p>
              <text:p text:style-name="P1"><text:span text:style-name="T3">zmeny</text:span></text:p>
            </draw:text-box>
          </draw:frame>
          <draw:frame draw:style-name="gr13" draw:text-style-name="P7" draw:layer="layout" svg:width="2.479cm" svg:height="1.157cm" svg:x="13.975cm" svg:y="7.195cm">
            <draw:text-box>
              <text:p text:style-name="P1"><text:span text:style-name="T3">Štýl strany</text:span></text:p>
              <text:p text:style-name="P1"><text:span text:style-name="T3">(snímku)</text:span></text:p>
            </draw:text-box>
          </draw:frame>
          <draw:frame draw:style-name="gr14" draw:text-style-name="P7" draw:layer="layout" svg:width="2.898cm" svg:height="1.157cm" svg:x="18.694cm" svg:y="7.195cm">
            <draw:text-box>
              <text:p text:style-name="P1"><text:span text:style-name="T3">Zväčšenie</text:span></text:p>
              <text:p text:style-name="P1"><text:span text:style-name="T3">v percentách</text:span></text:p>
            </draw:text-box>
          </draw:frame>
          <draw:frame draw:style-name="gr15" draw:text-style-name="P7" draw:layer="layout" svg:width="1.929cm" svg:height="1.157cm" svg:x="6.307cm" svg:y="10.574cm">
            <draw:text-box>
              <text:p text:style-name="P1"><text:span text:style-name="T3">Pozícia</text:span></text:p>
              <text:p text:style-name="P1"><text:span text:style-name="T3">kurzoru</text:span></text:p>
            </draw:text-box>
          </draw:frame>
          <draw:frame draw:style-name="gr15" draw:text-style-name="P7" draw:layer="layout" svg:width="1.929cm" svg:height="1.157cm" svg:x="9.01cm" svg:y="10.574cm">
            <draw:text-box>
              <text:p text:style-name="P1"><text:span text:style-name="T3">Rozmer</text:span></text:p>
              <text:p text:style-name="P1"><text:span text:style-name="T3">prvku</text:span></text:p>
            </draw:text-box>
          </draw:frame>
          <draw:frame draw:style-name="gr16" draw:text-style-name="P7" draw:layer="layout" svg:width="2.809cm" svg:height="1.157cm" svg:x="11.003cm" svg:y="10.574cm">
            <draw:text-box>
              <text:p text:style-name="P1"><text:span text:style-name="T3">Elektronický</text:span></text:p>
              <text:p text:style-name="P1"><text:span text:style-name="T3">podpis</text:span></text:p>
            </draw:text-box>
          </draw:frame>
          <draw:frame draw:style-name="gr17" draw:text-style-name="P7" draw:layer="layout" svg:width="1.865cm" svg:height="1.157cm" svg:x="14.696cm" svg:y="10.574cm">
            <draw:text-box>
              <text:p text:style-name="P1"><text:span text:style-name="T3">Číslo</text:span></text:p>
              <text:p text:style-name="P1"><text:span text:style-name="T3">snímku</text:span></text:p>
            </draw:text-box>
          </draw:frame>
          <draw:frame draw:style-name="gr18" draw:text-style-name="P7" draw:layer="layout" svg:width="3.499cm" svg:height="1.157cm" svg:x="18.332cm" svg:y="10.574cm">
            <draw:text-box>
              <text:p text:style-name="P1"><text:span text:style-name="T3">Posuvník</text:span></text:p>
              <text:p text:style-name="P1"><text:span text:style-name="T3">zväčšenia (lupy)</text:span></text:p>
            </draw:text-box>
          </draw:frame>
          <draw:line draw:style-name="gr19" draw:text-style-name="P8" draw:layer="layout" svg:x1="7.355cm" svg:y1="10.612cm" svg:x2="8.177cm" svg:y2="9.79cm">
            <text:p/>
          </draw:line>
          <draw:line draw:style-name="gr19" draw:text-style-name="P8" draw:layer="layout" svg:x1="10.056cm" svg:y1="10.612cm" svg:x2="10.878cm" svg:y2="9.79cm">
            <text:p/>
          </draw:line>
          <draw:line draw:style-name="gr19" draw:text-style-name="P8" draw:layer="layout" svg:x1="12.356cm" svg:y1="10.612cm" svg:x2="13.178cm" svg:y2="9.79cm">
            <text:p/>
          </draw:line>
          <draw:line draw:style-name="gr19" draw:text-style-name="P8" draw:layer="layout" svg:x1="19.778cm" svg:y1="10.612cm" svg:x2="18.956cm" svg:y2="9.79cm">
            <text:p/>
          </draw:line>
          <draw:line draw:style-name="gr19" draw:text-style-name="P8" draw:layer="layout" svg:x1="3.451cm" svg:y1="8.255cm" svg:x2="4.273cm" svg:y2="9.077cm">
            <text:p/>
          </draw:line>
          <draw:line draw:style-name="gr19" draw:text-style-name="P8" draw:layer="layout" svg:x1="11.552cm" svg:y1="8.255cm" svg:x2="12.374cm" svg:y2="9.077cm">
            <text:p/>
          </draw:line>
          <draw:line draw:style-name="gr19" draw:text-style-name="P8" draw:layer="layout" svg:x1="15.352cm" svg:y1="8.255cm" svg:x2="16.174cm" svg:y2="9.077cm">
            <text:p/>
          </draw:line>
          <draw:line draw:style-name="gr19" draw:text-style-name="P8" draw:layer="layout" svg:x1="20.152cm" svg:y1="8.255cm" svg:x2="20.974cm" svg:y2="9.077cm">
            <text:p/>
          </draw:line>
          <draw:line draw:style-name="gr19" draw:text-style-name="P8" draw:layer="layout" svg:x1="15.439cm" svg:y1="10.612cm" svg:x2="14.617cm" svg:y2="9.79cm">
            <text:p/>
          </draw:line>
        </draw:g>
        <draw:frame draw:style-name="gr6" draw:layer="layout" svg:width="3.427cm" svg:height="0.962cm" svg:x="0.963cm" svg:y="1.383cm">
          <draw:text-box>
            <text:p>Obrázok 3</text:p>
          </draw:text-box>
        </draw:frame>
      </draw:page>
      <draw:page draw:name="page11" draw:style-name="dp1" draw:master-page-name="Predvolené">
        <draw:frame draw:style-name="gr1" draw:text-style-name="P1" draw:layer="layout" svg:width="15.131cm" svg:height="6.066cm" svg:x="0.964cm" svg:y="1.529cm">
          <draw:image xlink:href="Pictures/10000000000001AD000000ACFF36ECEE.png" xlink:type="simple" xlink:show="embed" xlink:actuate="onLoad">
            <text:p/>
          </draw:image>
        </draw:frame>
        <draw:frame draw:style-name="gr1" draw:text-style-name="P1" draw:layer="layout" svg:width="18.998cm" svg:height="1.14cm" svg:x="0.964cm" svg:y="19.009cm">
          <draw:image xlink:href="Pictures/10000201000003C50000003A573AB6E0.png" xlink:type="simple" xlink:show="embed" xlink:actuate="onLoad">
            <text:p/>
          </draw:image>
        </draw:frame>
        <draw:frame draw:style-name="gr1" draw:text-style-name="P1" draw:layer="layout" svg:width="11.351cm" svg:height="4.55cm" svg:x="0.964cm" svg:y="8.836cm">
          <draw:image xlink:href="Pictures/10000000000001AD000000AC42D7D85D.png" xlink:type="simple" xlink:show="embed" xlink:actuate="onLoad">
            <text:p/>
          </draw:image>
        </draw:frame>
        <draw:g>
          <draw:frame draw:style-name="gr1" draw:text-style-name="P1" draw:layer="layout" svg:width="21.88cm" svg:height="1.401cm" svg:x="0.964cm" svg:y="20.889cm">
            <draw:image xlink:href="Pictures/100000000000033B00000035393C2DAD.png" xlink:type="simple" xlink:show="embed" xlink:actuate="onLoad">
              <text:p/>
            </draw:image>
          </draw:frame>
          <draw:custom-shape draw:style-name="gr20" draw:text-style-name="P1" draw:layer="layout" svg:width="2.698cm" svg:height="0.741cm" svg:x="13.731cm" svg:y="21.441cm">
            <text:p/>
            <draw:enhanced-geometry svg:viewBox="0 0 21600 21600" draw:path-stretchpoint-x="10800" draw:path-stretchpoint-y="10800" draw:text-areas="?f3 ?f4 ?f5 ?f6" draw:type="round-rectangle" draw:modifiers="7461.248185776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9" draw:layer="layout" svg:width="3.427cm" svg:height="0.962cm" svg:x="0.964cm" svg:y="0.383cm">
          <draw:text-box>
            <text:p><text:span text:style-name="T4">Obrázok 4</text:span></text:p>
          </draw:text-box>
        </draw:frame>
        <draw:frame draw:style-name="gr6" draw:text-style-name="P9" draw:layer="layout" svg:width="3.427cm" svg:height="0.962cm" svg:x="0.964cm" svg:y="17.383cm">
          <draw:text-box>
            <text:p><text:span text:style-name="T4">Obrázok 5</text:span></text:p>
          </draw:text-box>
        </draw:frame>
      </draw:page>
      <draw:page draw:name="page12" draw:style-name="dp1" draw:master-page-name="Predvolené">
        <draw:frame draw:style-name="gr1" draw:text-style-name="P1" draw:layer="layout" svg:width="15.307cm" svg:height="12.697cm" svg:x="0.965cm" svg:y="2.577cm">
          <draw:image xlink:href="Pictures/10000000000001B20000016883376B00.png" xlink:type="simple" xlink:show="embed" xlink:actuate="onLoad">
            <text:p/>
          </draw:image>
        </draw:frame>
        <draw:frame draw:style-name="gr1" draw:text-style-name="P1" draw:layer="layout" svg:width="11.985cm" svg:height="8.942cm" svg:x="0.965cm" svg:y="16.917cm">
          <draw:image xlink:href="Pictures/10000000000001C500000152D3857EC0.png" xlink:type="simple" xlink:show="embed" xlink:actuate="onLoad">
            <text:p/>
          </draw:image>
        </draw:frame>
        <draw:frame draw:style-name="gr6" draw:text-style-name="P9" draw:layer="layout" svg:width="3.427cm" svg:height="0.962cm" svg:x="0.965cm" svg:y="1.384cm">
          <draw:text-box>
            <text:p><text:span text:style-name="T4">Obrázok 6</text:span></text:p>
          </draw:text-box>
        </draw:frame>
        <draw:frame draw:style-name="gr1" draw:text-style-name="P1" draw:layer="layout" svg:width="0.748cm" svg:height="0.748cm" svg:x="0.781cm" svg:y="33.659cm">
          <draw:image xlink:href="Pictures/1000020100000011000000111A4525D9.png" xlink:type="simple" xlink:show="embed" xlink:actuate="onLoad">
            <text:p/>
          </draw:image>
        </draw:frame>
        <draw:frame draw:style-name="gr1" draw:text-style-name="P1" draw:layer="layout" svg:width="0.749cm" svg:height="0.849cm" svg:x="0.781cm" svg:y="35.108cm">
          <draw:image xlink:href="Pictures/100002010000000F000000111831192E.png" xlink:type="simple" xlink:show="embed" xlink:actuate="onLoad">
            <text:p/>
          </draw:image>
        </draw:frame>
        <draw:frame draw:style-name="gr1" draw:text-style-name="P1" draw:layer="layout" svg:width="0.746cm" svg:height="0.746cm" svg:x="7.583cm" svg:y="33.66cm">
          <draw:image xlink:href="Pictures/10000201000000180000001888D6DD04.png" xlink:type="simple" xlink:show="embed" xlink:actuate="onLoad">
            <text:p/>
          </draw:image>
        </draw:frame>
        <draw:frame draw:style-name="gr1" draw:text-style-name="P1" draw:layer="layout" svg:width="0.75cm" svg:height="0.75cm" svg:x="7.581cm" svg:y="35.157cm">
          <draw:image xlink:href="Pictures/1000020100000018000000181025A54C.png" xlink:type="simple" xlink:show="embed" xlink:actuate="onLoad">
            <text:p/>
          </draw:image>
        </draw:frame>
        <draw:frame draw:style-name="gr1" draw:text-style-name="P1" draw:layer="layout" svg:width="0.375cm" svg:height="0.375cm" svg:x="4.243cm" svg:y="35.345cm">
          <draw:image xlink:href="Pictures/100002010000001000000010F25BC01B.png" xlink:type="simple" xlink:show="embed" xlink:actuate="onLoad">
            <text:p/>
          </draw:image>
        </draw:frame>
        <draw:frame draw:style-name="gr1" draw:text-style-name="P1" draw:layer="layout" svg:width="0.563cm" svg:height="0.563cm" svg:x="4.149cm" svg:y="33.752cm">
          <draw:image xlink:href="Pictures/100002010000001000000010F276F74A.png" xlink:type="simple" xlink:show="embed" xlink:actuate="onLoad">
            <text:p/>
          </draw:image>
        </draw:frame>
      </draw:page>
      <draw:page draw:name="page13" draw:style-name="dp1" draw:master-page-name="Predvolené">
        <draw:frame draw:style-name="gr1" draw:text-style-name="P1" draw:layer="layout" svg:width="11.921cm" svg:height="7.406cm" svg:x="0.965cm" svg:y="7.493cm">
          <draw:image xlink:href="Pictures/1000000000000152000000D2141FA53D.png" xlink:type="simple" xlink:show="embed" xlink:actuate="onLoad">
            <text:p/>
          </draw:image>
        </draw:frame>
        <draw:frame draw:style-name="gr1" draw:text-style-name="P1" draw:layer="layout" svg:width="24.125cm" svg:height="18.341cm" svg:x="0.965cm" svg:y="24.433cm">
          <draw:image xlink:href="Pictures/10000000000002AC0000020889B3A5B9.png" xlink:type="simple" xlink:show="embed" xlink:actuate="onLoad">
            <text:p/>
          </draw:image>
        </draw:frame>
        <draw:frame draw:style-name="gr1" draw:text-style-name="P1" draw:layer="layout" svg:width="13.388cm" svg:height="11.06cm" svg:x="0.965cm" svg:y="43.395cm">
          <draw:image xlink:href="Pictures/10000000000001FA000001A2E5CA0412.png" xlink:type="simple" xlink:show="embed" xlink:actuate="onLoad">
            <text:p/>
          </draw:image>
        </draw:frame>
        <draw:frame draw:style-name="gr6" draw:layer="layout" svg:width="3.427cm" svg:height="0.962cm" svg:x="0.965cm" svg:y="6.383cm">
          <draw:text-box>
            <text:p>Obrázok 7</text:p>
          </draw:text-box>
        </draw:frame>
        <draw:frame draw:style-name="gr6" draw:layer="layout" svg:width="3.427cm" svg:height="0.962cm" svg:x="0.965cm" svg:y="23.383cm">
          <draw:text-box>
            <text:p>Obrázok 8</text:p>
          </draw:text-box>
        </draw:frame>
        <draw:frame draw:style-name="gr1" draw:text-style-name="P1" draw:layer="layout" svg:width="9.048cm" svg:height="5.661cm" svg:x="2.232cm" svg:y="16.635cm">
          <draw:image xlink:href="Pictures/1000000000000156000000D6A81A9AAE.png" xlink:type="simple" xlink:show="embed" xlink:actuate="onLoad">
            <text:p/>
          </draw:image>
        </draw:frame>
      </draw:page>
      <draw:page draw:name="page14" draw:style-name="dp1" draw:master-page-name="Predvolené">
        <draw:frame draw:style-name="gr1" draw:text-style-name="P1" draw:layer="layout" svg:width="15.519cm" svg:height="7.97cm" svg:x="0.965cm" svg:y="1.457cm">
          <draw:image xlink:href="Pictures/10000000000001B8000000E2BA753CBE.png" xlink:type="simple" xlink:show="embed" xlink:actuate="onLoad">
            <text:p/>
          </draw:image>
        </draw:frame>
        <draw:frame draw:style-name="gr1" draw:text-style-name="P1" draw:layer="layout" svg:width="10.369cm" svg:height="1.021cm" svg:x="0.965cm" svg:y="20.622cm">
          <draw:image xlink:href="Pictures/10000000000001260000001D697C588B.png" xlink:type="simple" xlink:show="embed" xlink:actuate="onLoad">
            <text:p/>
          </draw:image>
        </draw:frame>
        <draw:frame draw:style-name="gr1" draw:text-style-name="P1" draw:layer="layout" svg:width="11.906cm" svg:height="5.926cm" svg:x="0.965cm" svg:y="9.915cm">
          <draw:image xlink:href="Pictures/10000000000001C2000000E084E569A2.png" xlink:type="simple" xlink:show="embed" xlink:actuate="onLoad">
            <text:p/>
          </draw:image>
        </draw:frame>
        <draw:frame draw:style-name="gr1" draw:text-style-name="P1" draw:layer="layout" svg:width="7.778cm" svg:height="0.819cm" svg:x="0.965cm" svg:y="23.206cm">
          <draw:image xlink:href="Pictures/10000000000001260000001F943F6191.png" xlink:type="simple" xlink:show="embed" xlink:actuate="onLoad">
            <text:p/>
          </draw:image>
        </draw:frame>
        <draw:frame draw:style-name="gr6" draw:layer="layout" svg:width="3.427cm" svg:height="0.962cm" svg:x="0.965cm" svg:y="0.383cm">
          <draw:text-box>
            <text:p>Obrázok 9</text:p>
          </draw:text-box>
        </draw:frame>
        <draw:frame draw:style-name="gr21" draw:layer="layout" svg:width="3.779cm" svg:height="0.962cm" svg:x="0.965cm" svg:y="19.183cm">
          <draw:text-box>
            <text:p>Obrázok 10</text:p>
          </draw:text-box>
        </draw:frame>
      </draw:page>
      <draw:page draw:name="page15" draw:style-name="dp1" draw:master-page-name="Predvolené"/>
      <draw:page draw:name="page16" draw:style-name="dp1" draw:master-page-name="Predvolené">
        <draw:frame draw:style-name="gr1" draw:text-style-name="P1" draw:layer="layout" svg:width="25.254cm" svg:height="15.272cm" svg:x="0.965cm" svg:y="1.307cm">
          <draw:image xlink:href="Pictures/10000201000002CC000001B1F1C3E5CD.png" xlink:type="simple" xlink:show="embed" xlink:actuate="onLoad">
            <text:p/>
          </draw:image>
        </draw:frame>
        <draw:frame draw:style-name="gr1" draw:text-style-name="P1" draw:layer="layout" svg:width="25.254cm" svg:height="15.272cm" svg:x="0.965cm" svg:y="29.449cm">
          <draw:image xlink:href="Pictures/10000201000002CC000001B12E95C5C7.png" xlink:type="simple" xlink:show="embed" xlink:actuate="onLoad">
            <text:p/>
          </draw:image>
        </draw:frame>
        <draw:frame draw:style-name="gr1" draw:text-style-name="P1" draw:layer="layout" svg:width="14.182cm" svg:height="9.022cm" svg:x="0.965cm" svg:y="17.197cm">
          <draw:image xlink:href="Pictures/10000000000002180000015561AF55A0.png" xlink:type="simple" xlink:show="embed" xlink:actuate="onLoad">
            <text:p/>
          </draw:image>
        </draw:frame>
        <draw:frame draw:style-name="gr1" draw:text-style-name="P1" draw:layer="layout" svg:width="14.182cm" svg:height="9.022cm" svg:x="0.965cm" svg:y="46.169cm">
          <draw:image xlink:href="Pictures/100000000000021800000155D9BCF7E3.png" xlink:type="simple" xlink:show="embed" xlink:actuate="onLoad">
            <text:p/>
          </draw:image>
        </draw:frame>
        <draw:frame draw:style-name="gr22" draw:layer="layout" svg:width="3.732cm" svg:height="0.962cm" svg:x="0.965cm" svg:y="0.383cm">
          <draw:text-box>
            <text:p>Obrázok 11</text:p>
          </draw:text-box>
        </draw:frame>
        <draw:frame draw:style-name="gr21" draw:layer="layout" svg:width="3.779cm" svg:height="0.962cm" svg:x="0.965cm" svg:y="28.383cm">
          <draw:text-box>
            <text:p>Obrázok 12</text:p>
          </draw:text-box>
        </draw:frame>
      </draw:page>
      <draw:page draw:name="page17" draw:style-name="dp1" draw:master-page-name="Predvolené">
        <draw:frame draw:style-name="gr1" draw:text-style-name="P1" draw:layer="layout" svg:width="25.254cm" svg:height="15.272cm" svg:x="0.965cm" svg:y="1.626cm">
          <draw:image xlink:href="Pictures/10000201000002CC000001B13C1E1F71.png" xlink:type="simple" xlink:show="embed" xlink:actuate="onLoad">
            <text:p/>
          </draw:image>
        </draw:frame>
        <draw:frame draw:style-name="gr1" draw:text-style-name="P1" draw:layer="layout" svg:width="25.254cm" svg:height="15.272cm" svg:x="0.965cm" svg:y="30.211cm">
          <draw:image xlink:href="Pictures/10000000000002CC000001B130D9D725.png" xlink:type="simple" xlink:show="embed" xlink:actuate="onLoad">
            <text:p/>
          </draw:image>
        </draw:frame>
        <draw:frame draw:style-name="gr1" draw:text-style-name="P1" draw:layer="layout" svg:width="14.182cm" svg:height="9.022cm" svg:x="0.965cm" svg:y="16.898cm">
          <draw:image xlink:href="Pictures/100000000000021800000155A00580B0.png" xlink:type="simple" xlink:show="embed" xlink:actuate="onLoad">
            <text:p/>
          </draw:image>
        </draw:frame>
        <draw:frame draw:style-name="gr1" draw:text-style-name="P1" draw:layer="layout" svg:width="14.182cm" svg:height="9.022cm" svg:x="0.965cm" svg:y="46.104cm">
          <draw:image xlink:href="Pictures/100000000000021800000155E162F674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13</text:p>
          </draw:text-box>
        </draw:frame>
        <draw:frame draw:style-name="gr21" draw:layer="layout" svg:width="3.779cm" svg:height="0.962cm" svg:x="0.965cm" svg:y="29.083cm">
          <draw:text-box>
            <text:p>Obrázok 14</text:p>
          </draw:text-box>
        </draw:frame>
      </draw:page>
      <draw:page draw:name="page18" draw:style-name="dp1" draw:master-page-name="Predvolené">
        <draw:frame draw:style-name="gr1" draw:text-style-name="P1" draw:layer="layout" svg:width="25.254cm" svg:height="15.272cm" svg:x="0.965cm" svg:y="1.512cm">
          <draw:image xlink:href="Pictures/10000000000002CC000001B130D9D725.png" xlink:type="simple" xlink:show="embed" xlink:actuate="onLoad">
            <text:p/>
          </draw:image>
        </draw:frame>
        <draw:frame draw:style-name="gr1" draw:text-style-name="P1" draw:layer="layout" svg:width="14.182cm" svg:height="9.022cm" svg:x="0.965cm" svg:y="17.405cm">
          <draw:image xlink:href="Pictures/100000000000021800000155E162F674.png" xlink:type="simple" xlink:show="embed" xlink:actuate="onLoad">
            <text:p/>
          </draw:image>
        </draw:frame>
        <draw:frame draw:style-name="gr21" draw:layer="layout" svg:width="3.779cm" svg:height="0.962cm" svg:x="0.965cm" svg:y="0.384cm">
          <draw:text-box>
            <text:p>Obrázok 14</text:p>
          </draw:text-box>
        </draw:frame>
      </draw:page>
      <draw:page draw:name="page19" draw:style-name="dp1" draw:master-page-name="Predvolené">
        <draw:frame draw:style-name="gr1" draw:text-style-name="P1" draw:layer="layout" svg:width="25.254cm" svg:height="15.272cm" svg:x="0.965cm" svg:y="1.476cm">
          <draw:image xlink:href="Pictures/10000000000002CC000001B1E113180A.png" xlink:type="simple" xlink:show="embed" xlink:actuate="onLoad">
            <text:p/>
          </draw:image>
        </draw:frame>
        <draw:frame draw:style-name="gr1" draw:text-style-name="P1" draw:layer="layout" svg:width="14.182cm" svg:height="9.022cm" svg:x="0.965cm" svg:y="17.528cm">
          <draw:image xlink:href="Pictures/100000000000021800000155B8362EF7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15</text:p>
          </draw:text-box>
        </draw:frame>
        <draw:frame draw:style-name="gr1" draw:text-style-name="P1" draw:layer="layout" svg:width="0.704cm" svg:height="0.633cm" svg:x="0.902cm" svg:y="39.283cm">
          <draw:image xlink:href="Pictures/100000000000001400000012A1C55464.png" xlink:type="simple" xlink:show="embed" xlink:actuate="onLoad">
            <text:p/>
          </draw:image>
        </draw:frame>
        <draw:frame draw:style-name="gr1" draw:text-style-name="P1" draw:layer="layout" svg:width="0.422cm" svg:height="0.422cm" svg:x="4.323cm" svg:y="39.388cm">
          <draw:image xlink:href="Pictures/100002010000001000000010FB8F4835.png" xlink:type="simple" xlink:show="embed" xlink:actuate="onLoad">
            <text:p/>
          </draw:image>
        </draw:frame>
        <draw:frame draw:style-name="gr1" draw:text-style-name="P1" draw:layer="layout" svg:width="0.687cm" svg:height="0.687cm" svg:x="7.103cm" svg:y="39.256cm">
          <draw:image xlink:href="Pictures/100002010000001A0000001A80680864.png" xlink:type="simple" xlink:show="embed" xlink:actuate="onLoad">
            <text:p/>
          </draw:image>
        </draw:frame>
      </draw:page>
      <draw:page draw:name="page20" draw:style-name="dp1" draw:master-page-name="Predvolené">
        <draw:frame draw:style-name="gr1" draw:text-style-name="P1" draw:layer="layout" svg:width="0.704cm" svg:height="0.633cm" svg:x="0.902cm" svg:y="4.434cm">
          <draw:image xlink:href="Pictures/100000000000001400000012A1C55464.png" xlink:type="simple" xlink:show="embed" xlink:actuate="onLoad">
            <text:p/>
          </draw:image>
        </draw:frame>
        <draw:frame draw:style-name="gr1" draw:text-style-name="P1" draw:layer="layout" svg:width="0.749cm" svg:height="0.849cm" svg:x="0.88cm" svg:y="7.208cm">
          <draw:image xlink:href="Pictures/100002010000000F000000111831192E.png" xlink:type="simple" xlink:show="embed" xlink:actuate="onLoad">
            <text:p/>
          </draw:image>
        </draw:frame>
        <draw:frame draw:style-name="gr1" draw:text-style-name="P1" draw:layer="layout" svg:width="7.209cm" svg:height="6.972cm" svg:x="0.965cm" svg:y="15.775cm">
          <draw:image xlink:href="Pictures/100000000000014F00000144A5DE1807.png" xlink:type="simple" xlink:show="embed" xlink:actuate="onLoad">
            <text:p/>
          </draw:image>
        </draw:frame>
        <draw:frame draw:style-name="gr1" draw:text-style-name="P1" draw:layer="layout" svg:width="0.75cm" svg:height="0.75cm" svg:x="7.382cm" svg:y="7.257cm">
          <draw:image xlink:href="Pictures/1000020100000018000000181025A54C.png" xlink:type="simple" xlink:show="embed" xlink:actuate="onLoad">
            <text:p/>
          </draw:image>
        </draw:frame>
        <draw:frame draw:style-name="gr1" draw:text-style-name="P1" draw:layer="layout" svg:width="0.375cm" svg:height="0.375cm" svg:x="4.347cm" svg:y="7.445cm">
          <draw:image xlink:href="Pictures/100002010000001000000010F25BC01B.png" xlink:type="simple" xlink:show="embed" xlink:actuate="onLoad">
            <text:p/>
          </draw:image>
        </draw:frame>
        <draw:frame draw:style-name="gr1" draw:text-style-name="P1" draw:layer="layout" svg:width="0.422cm" svg:height="0.422cm" svg:x="4.323cm" svg:y="4.539cm">
          <draw:image xlink:href="Pictures/100002010000001000000010FB8F4835.png" xlink:type="simple" xlink:show="embed" xlink:actuate="onLoad">
            <text:p/>
          </draw:image>
        </draw:frame>
        <draw:frame draw:style-name="gr1" draw:text-style-name="P1" draw:layer="layout" svg:width="0.687cm" svg:height="0.687cm" svg:x="7.102cm" svg:y="4.407cm">
          <draw:image xlink:href="Pictures/100002010000001A0000001A80680864.png" xlink:type="simple" xlink:show="embed" xlink:actuate="onLoad">
            <text:p/>
          </draw:image>
        </draw:frame>
        <draw:frame draw:style-name="gr1" draw:text-style-name="P1" draw:layer="layout" svg:width="7.752cm" svg:height="8.705cm" svg:x="0.965cm" svg:y="23.587cm">
          <draw:image xlink:href="Pictures/10000000000001250000014958046B9F.png" xlink:type="simple" xlink:show="embed" xlink:actuate="onLoad">
            <text:p/>
          </draw:image>
        </draw:frame>
        <draw:frame draw:style-name="gr21" draw:layer="layout" svg:width="3.779cm" svg:height="0.962cm" svg:x="0.965cm" svg:y="13.383cm">
          <draw:text-box>
            <text:p>Obrázok 16</text:p>
          </draw:text-box>
        </draw:frame>
      </draw:page>
      <draw:page draw:name="page21" draw:style-name="dp1" draw:master-page-name="Predvolené">
        <draw:frame draw:style-name="gr1" draw:text-style-name="P1" draw:layer="layout" svg:width="18.992cm" svg:height="14.284cm" svg:x="0.965cm" svg:y="1.452cm">
          <draw:image xlink:href="Pictures/100002010000032F00000265ABC2F069.png" xlink:type="simple" xlink:show="embed" xlink:actuate="onLoad">
            <text:p/>
          </draw:image>
        </draw:frame>
        <draw:g>
          <draw:frame draw:style-name="gr1" draw:text-style-name="P1" draw:layer="layout" svg:width="12.196cm" svg:height="9.259cm" svg:x="0.965cm" svg:y="16.047cm">
            <draw:image xlink:href="Pictures/10000000000001CD0000015E4264C439.png" xlink:type="simple" xlink:show="embed" xlink:actuate="onLoad">
              <text:p/>
            </draw:image>
          </draw:frame>
          <draw:frame draw:style-name="gr23" draw:text-style-name="P10" draw:layer="layout" svg:width="3.111cm" svg:height="0.645cm" svg:x="2.281cm" svg:y="21.51cm">
            <draw:text-box>
              <text:p><text:span text:style-name="T5">Vložiť obrázok</text:span></text:p>
            </draw:text-box>
          </draw:frame>
          <draw:frame draw:style-name="gr24" draw:text-style-name="P11" draw:layer="layout" svg:width="3.04cm" svg:height="0.645cm" svg:x="2.316cm" svg:y="19.609cm">
            <draw:text-box>
              <text:p text:style-name="P1"><text:span text:style-name="T5">Vložiť tabuľku</text:span></text:p>
            </draw:text-box>
          </draw:frame>
          <draw:frame draw:style-name="gr25" draw:text-style-name="P11" draw:layer="layout" svg:width="2.351cm" svg:height="0.645cm" svg:x="8.648cm" svg:y="19.609cm">
            <draw:text-box>
              <text:p text:style-name="P1"><text:span text:style-name="T5">Vložiť graf</text:span></text:p>
            </draw:text-box>
          </draw:frame>
          <draw:frame draw:style-name="gr26" draw:text-style-name="P11" draw:layer="layout" svg:width="4.698cm" svg:height="0.645cm" svg:x="7.474cm" svg:y="21.51cm">
            <draw:text-box>
              <text:p text:style-name="P1"><text:span text:style-name="T5">Vložiť animáciu (video)</text:span></text:p>
            </draw:text-box>
          </draw:frame>
          <draw:g>
            <draw:line draw:style-name="gr19" draw:text-style-name="P12" draw:layer="layout" svg:x1="5.312cm" svg:y1="21.609cm" svg:x2="6.512cm" svg:y2="21.172cm">
              <text:p/>
            </draw:line>
            <draw:line draw:style-name="gr19" draw:text-style-name="P12" draw:layer="layout" svg:x1="5.312cm" svg:y1="20.052cm" svg:x2="6.512cm" svg:y2="20.489cm">
              <text:p/>
            </draw:line>
            <draw:line draw:style-name="gr19" draw:text-style-name="P12" draw:layer="layout" svg:x1="8.674cm" svg:y1="21.609cm" svg:x2="7.474cm" svg:y2="21.172cm">
              <text:p/>
            </draw:line>
            <draw:line draw:style-name="gr19" draw:text-style-name="P12" draw:layer="layout" svg:x1="8.674cm" svg:y1="20.052cm" svg:x2="7.474cm" svg:y2="20.489cm">
              <text:p/>
            </draw:line>
          </draw:g>
        </draw:g>
        <draw:frame draw:style-name="gr21" draw:layer="layout" svg:width="3.779cm" svg:height="0.962cm" svg:x="0.965cm" svg:y="0.383cm">
          <draw:text-box>
            <text:p>Obrázok 17</text:p>
          </draw:text-box>
        </draw:frame>
      </draw:page>
      <draw:page draw:name="page22" draw:style-name="dp1" draw:master-page-name="Predvolené"/>
      <draw:page draw:name="page23" draw:style-name="dp1" draw:master-page-name="Predvolené">
        <draw:frame draw:style-name="gr1" draw:text-style-name="P1" draw:layer="layout" svg:width="0.528cm" svg:height="0.598cm" svg:x="1.191cm" svg:y="1.334cm">
          <draw:image xlink:href="Pictures/100000000000000F00000011992F3E01.png" xlink:type="simple" xlink:show="embed" xlink:actuate="onLoad">
            <text:p/>
          </draw:image>
        </draw:frame>
        <draw:frame draw:style-name="gr1" draw:text-style-name="P1" draw:layer="layout" svg:width="24.337cm" svg:height="1.939cm" svg:x="0.958cm" svg:y="5.388cm">
          <draw:image xlink:href="Pictures/10000000000002B2000000373BF2FBD4.png" xlink:type="simple" xlink:show="embed" xlink:actuate="onLoad">
            <text:p/>
          </draw:image>
        </draw:frame>
        <draw:frame draw:style-name="gr1" draw:text-style-name="P1" draw:layer="layout" svg:width="5.783cm" svg:height="1.939cm" svg:x="0.958cm" svg:y="12.663cm">
          <draw:image xlink:href="Pictures/10000000000000A40000003737D6E4FB.png" xlink:type="simple" xlink:show="embed" xlink:actuate="onLoad">
            <text:p/>
          </draw:image>
        </draw:frame>
        <draw:frame draw:style-name="gr1" draw:text-style-name="P1" draw:layer="layout" svg:width="0.528cm" svg:height="0.598cm" svg:x="1.191cm" svg:y="20.334cm">
          <draw:image xlink:href="Pictures/100000000000000F00000011992F3E01.png" xlink:type="simple" xlink:show="embed" xlink:actuate="onLoad">
            <text:p/>
          </draw:image>
        </draw:frame>
        <draw:frame draw:style-name="gr1" draw:text-style-name="P1" draw:layer="layout" svg:width="17.807cm" svg:height="1.401cm" svg:x="0.958cm" svg:y="8.462cm">
          <draw:image xlink:href="Pictures/10000000000002A100000035A54136D1.png" xlink:type="simple" xlink:show="embed" xlink:actuate="onLoad">
            <text:p/>
          </draw:image>
        </draw:frame>
        <draw:frame draw:style-name="gr1" draw:text-style-name="P1" draw:layer="layout" svg:width="0.687cm" svg:height="0.687cm" svg:x="4.974cm" svg:y="1.287cm">
          <draw:image xlink:href="Pictures/100002010000001A0000001A8E6117AE.png" xlink:type="simple" xlink:show="embed" xlink:actuate="onLoad">
            <text:p/>
          </draw:image>
        </draw:frame>
        <draw:frame draw:style-name="gr1" draw:text-style-name="P1" draw:layer="layout" svg:width="0.422cm" svg:height="0.422cm" svg:x="3.202cm" svg:y="1.446cm">
          <draw:image xlink:href="Pictures/10000201000000100000001071BCB609.png" xlink:type="simple" xlink:show="embed" xlink:actuate="onLoad">
            <text:p/>
          </draw:image>
        </draw:frame>
        <draw:frame draw:style-name="gr1" draw:text-style-name="P1" draw:layer="layout" svg:width="0.422cm" svg:height="0.422cm" svg:x="3.466cm" svg:y="20.478cm">
          <draw:image xlink:href="Pictures/10000201000000100000001071BCB609.png" xlink:type="simple" xlink:show="embed" xlink:actuate="onLoad">
            <text:p/>
          </draw:image>
        </draw:frame>
        <draw:frame draw:style-name="gr1" draw:text-style-name="P1" draw:layer="layout" svg:width="0.687cm" svg:height="0.687cm" svg:x="4.709cm" svg:y="20.239cm">
          <draw:image xlink:href="Pictures/100002010000001A0000001A8E6117AE.png" xlink:type="simple" xlink:show="embed" xlink:actuate="onLoad">
            <text:p/>
          </draw:image>
        </draw:frame>
        <draw:frame draw:style-name="gr1" draw:text-style-name="P1" draw:layer="layout" svg:width="4.285cm" svg:height="1.401cm" svg:x="0.958cm" svg:y="15.711cm">
          <draw:image xlink:href="Pictures/10000000000000A2000000353E83A26D.png" xlink:type="simple" xlink:show="embed" xlink:actuate="onLoad">
            <text:p/>
          </draw:image>
        </draw:frame>
        <draw:frame draw:style-name="gr21" draw:layer="layout" svg:width="3.779cm" svg:height="0.962cm" svg:x="0.958cm" svg:y="4.383cm">
          <draw:text-box>
            <text:p>Obrázok 18</text:p>
          </draw:text-box>
        </draw:frame>
        <draw:frame draw:style-name="gr21" draw:layer="layout" svg:width="3.779cm" svg:height="0.962cm" svg:x="0.958cm" svg:y="11.383cm">
          <draw:text-box>
            <text:p>Obrázok 19</text:p>
          </draw:text-box>
        </draw:frame>
      </draw:page>
      <draw:page draw:name="page24" draw:style-name="dp1" draw:master-page-name="Predvolené">
        <draw:frame draw:style-name="gr27" draw:text-style-name="P1" draw:layer="layout" svg:width="8.439cm" svg:height="6.349cm" svg:x="0.959cm" svg:y="18.37cm">
          <draw:image xlink:href="Pictures/100000000000013F000000F0A5746666.png" xlink:type="simple" xlink:show="embed" xlink:actuate="onLoad">
            <text:p/>
          </draw:image>
        </draw:frame>
        <draw:frame draw:style-name="gr27" draw:text-style-name="P1" draw:layer="layout" svg:width="19.61cm" svg:height="14.778cm" svg:x="0.959cm" svg:y="2.658cm">
          <draw:image xlink:href="Pictures/100000000000022C000001A3F79CD9DF.png" xlink:type="simple" xlink:show="embed" xlink:actuate="onLoad">
            <text:p/>
          </draw:image>
        </draw:frame>
        <draw:frame draw:style-name="gr27" draw:text-style-name="P1" draw:layer="layout" svg:width="18.998cm" svg:height="1.16cm" svg:x="0.959cm" svg:y="28.806cm">
          <draw:image xlink:href="Pictures/10000201000003C50000003B0C5C78BC.png" xlink:type="simple" xlink:show="embed" xlink:actuate="onLoad">
            <text:p/>
          </draw:image>
        </draw:frame>
        <draw:frame draw:style-name="gr21" draw:layer="layout" svg:width="3.779cm" svg:height="0.962cm" svg:x="0.959cm" svg:y="0.783cm">
          <draw:text-box>
            <text:p>Obrázok 20</text:p>
          </draw:text-box>
        </draw:frame>
        <draw:frame draw:style-name="gr21" draw:layer="layout" svg:width="3.779cm" svg:height="0.962cm" svg:x="0.959cm" svg:y="27.383cm">
          <draw:text-box>
            <text:p>Obrázok 21</text:p>
          </draw:text-box>
        </draw:frame>
        <draw:g>
          <draw:frame draw:style-name="gr27" draw:text-style-name="P1" draw:layer="layout" svg:width="21.88cm" svg:height="1.401cm" svg:x="0.959cm" svg:y="30.801cm">
            <draw:image xlink:href="Pictures/100000000000033B00000035393C2DAD.png" xlink:type="simple" xlink:show="embed" xlink:actuate="onLoad">
              <text:p/>
            </draw:image>
          </draw:frame>
          <draw:custom-shape draw:style-name="gr28" draw:text-style-name="P1" draw:layer="layout" svg:width="1.419cm" svg:height="0.758cm" svg:x="16.361cm" svg:y="31.3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5" draw:style-name="dp1" draw:master-page-name="Predvolené">
        <draw:frame draw:style-name="gr1" draw:text-style-name="P1" draw:layer="layout" svg:width="0.749cm" svg:height="0.849cm" svg:x="0.88cm" svg:y="1.208cm">
          <draw:image xlink:href="Pictures/100002010000000F000000111831192E.png" xlink:type="simple" xlink:show="embed" xlink:actuate="onLoad">
            <text:p/>
          </draw:image>
        </draw:frame>
        <draw:frame draw:style-name="gr1" draw:text-style-name="P1" draw:layer="layout" svg:width="11.886cm" svg:height="15.307cm" svg:x="0.959cm" svg:y="18.432cm">
          <draw:image xlink:href="Pictures/1000000000000151000001B29CF52CA5.png" xlink:type="simple" xlink:show="embed" xlink:actuate="onLoad">
            <text:p/>
          </draw:image>
        </draw:frame>
        <draw:frame draw:style-name="gr1" draw:text-style-name="P1" draw:layer="layout" svg:width="31.991cm" svg:height="1.939cm" svg:x="0.959cm" svg:y="7.663cm">
          <draw:image xlink:href="Pictures/100000000000038B00000037F87E68E8.png" xlink:type="simple" xlink:show="embed" xlink:actuate="onLoad">
            <text:p/>
          </draw:image>
        </draw:frame>
        <draw:frame draw:style-name="gr1" draw:text-style-name="P1" draw:layer="layout" svg:width="7.99cm" svg:height="11.43cm" svg:x="0.959cm" svg:y="34.263cm">
          <draw:image xlink:href="Pictures/100000000000012E000001B0C2632D18.png" xlink:type="simple" xlink:show="embed" xlink:actuate="onLoad">
            <text:p/>
          </draw:image>
        </draw:frame>
        <draw:frame draw:style-name="gr1" draw:text-style-name="P1" draw:layer="layout" svg:width="0.75cm" svg:height="0.75cm" svg:x="6.882cm" svg:y="1.211cm">
          <draw:image xlink:href="Pictures/1000020100000018000000181025A54C.png" xlink:type="simple" xlink:show="embed" xlink:actuate="onLoad">
            <text:p/>
          </draw:image>
        </draw:frame>
        <draw:frame draw:style-name="gr1" draw:text-style-name="P1" draw:layer="layout" svg:width="0.375cm" svg:height="0.375cm" svg:x="4.278cm" svg:y="1.399cm">
          <draw:image xlink:href="Pictures/100002010000001000000010F25BC01B.png" xlink:type="simple" xlink:show="embed" xlink:actuate="onLoad">
            <text:p/>
          </draw:image>
        </draw:frame>
        <draw:frame draw:style-name="gr21" draw:layer="layout" svg:width="3.779cm" svg:height="0.962cm" svg:x="0.959cm" svg:y="6.383cm">
          <draw:text-box>
            <text:p>Obrázok 22</text:p>
          </draw:text-box>
        </draw:frame>
        <draw:frame draw:style-name="gr21" draw:layer="layout" svg:width="3.779cm" svg:height="0.962cm" svg:x="0.959cm" svg:y="17.383cm">
          <draw:text-box>
            <text:p>Obrázok 23</text:p>
          </draw:text-box>
        </draw:frame>
        <draw:frame draw:style-name="gr1" draw:text-style-name="P1" draw:layer="layout" svg:width="21.881cm" svg:height="1.399cm" svg:x="0.96cm" svg:y="10.31cm">
          <draw:image xlink:href="Pictures/100000000000033B00000035393C2DAD.png" xlink:type="simple" xlink:show="embed" xlink:actuate="onLoad">
            <text:p/>
          </draw:image>
        </draw:frame>
      </draw:page>
      <draw:page draw:name="page26" draw:style-name="dp1" draw:master-page-name="Predvolené">
        <draw:frame draw:style-name="gr1" draw:text-style-name="P1" draw:layer="layout" svg:width="0.528cm" svg:height="0.598cm" svg:x="1.691cm" svg:y="1.334cm">
          <draw:image xlink:href="Pictures/100000000000000F00000011992F3E01.png" xlink:type="simple" xlink:show="embed" xlink:actuate="onLoad">
            <text:p/>
          </draw:image>
        </draw:frame>
        <draw:frame draw:style-name="gr1" draw:text-style-name="P1" draw:layer="layout" svg:width="0.598cm" svg:height="0.457cm" svg:x="1.656cm" svg:y="4.404cm">
          <draw:image xlink:href="Pictures/10000000000000110000000D5CA0EB2B.png" xlink:type="simple" xlink:show="embed" xlink:actuate="onLoad">
            <text:p/>
          </draw:image>
        </draw:frame>
        <draw:frame draw:style-name="gr1" draw:text-style-name="P1" draw:layer="layout" svg:width="0.526cm" svg:height="0.596cm" svg:x="7.692cm" svg:y="1.335cm">
          <draw:image xlink:href="Pictures/100002010000001A0000001A8E6117AE.png" xlink:type="simple" xlink:show="embed" xlink:actuate="onLoad">
            <text:p/>
          </draw:image>
        </draw:frame>
        <draw:frame draw:style-name="gr1" draw:text-style-name="P1" draw:layer="layout" svg:width="0.422cm" svg:height="0.422cm" svg:x="4.946cm" svg:y="1.377cm">
          <draw:image xlink:href="Pictures/10000201000000100000001071BCB609.png" xlink:type="simple" xlink:show="embed" xlink:actuate="onLoad">
            <text:p/>
          </draw:image>
        </draw:frame>
        <draw:frame draw:style-name="gr1" draw:text-style-name="P1" draw:layer="layout" svg:width="0.75cm" svg:height="0.75cm" svg:x="7.403cm" svg:y="4.099cm">
          <draw:image xlink:href="Pictures/100002010000001A0000001ABD27B8FA.png" xlink:type="simple" xlink:show="embed" xlink:actuate="onLoad">
            <text:p/>
          </draw:image>
        </draw:frame>
        <draw:frame draw:style-name="gr1" draw:text-style-name="P1" draw:layer="layout" svg:width="0.422cm" svg:height="0.422cm" svg:x="5.214cm" svg:y="4.444cm">
          <draw:image xlink:href="Pictures/1000020100000010000000106950DD1D.png" xlink:type="simple" xlink:show="embed" xlink:actuate="onLoad">
            <text:p/>
          </draw:image>
        </draw:frame>
      </draw:page>
      <draw:page draw:name="page27" draw:style-name="dp1" draw:master-page-name="Predvolené">
        <draw:frame draw:style-name="gr1" draw:text-style-name="P1" draw:layer="layout" svg:width="0.633cm" svg:height="0.633cm" svg:x="1.507cm" svg:y="1.316cm">
          <draw:image xlink:href="Pictures/10000000000000120000001221569510.png" xlink:type="simple" xlink:show="embed" xlink:actuate="onLoad">
            <text:p/>
          </draw:image>
        </draw:frame>
        <draw:frame draw:style-name="gr1" draw:text-style-name="P1" draw:layer="layout" svg:width="0.631cm" svg:height="0.631cm" svg:x="7.509cm" svg:y="1.317cm">
          <draw:image xlink:href="Pictures/100002010000001A0000001A8AC57966.png" xlink:type="simple" xlink:show="embed" xlink:actuate="onLoad">
            <text:p/>
          </draw:image>
        </draw:frame>
        <draw:frame draw:style-name="gr1" draw:text-style-name="P1" draw:layer="layout" svg:width="0.422cm" svg:height="0.422cm" svg:x="4.575cm" svg:y="1.421cm">
          <draw:image xlink:href="Pictures/100002010000001000000010DB105962.png" xlink:type="simple" xlink:show="embed" xlink:actuate="onLoad">
            <text:p/>
          </draw:image>
        </draw:frame>
      </draw:page>
      <draw:page draw:name="page28" draw:style-name="dp1" draw:master-page-name="Predvolené">
        <draw:frame draw:style-name="gr1" draw:text-style-name="P1" draw:layer="layout" svg:width="0.633cm" svg:height="0.633cm" svg:x="0.738cm" svg:y="1.316cm">
          <draw:image xlink:href="Pictures/10000000000000120000001221569510.png" xlink:type="simple" xlink:show="embed" xlink:actuate="onLoad">
            <text:p/>
          </draw:image>
        </draw:frame>
        <draw:frame draw:style-name="gr1" draw:text-style-name="P1" draw:layer="layout" svg:width="0.631cm" svg:height="0.631cm" svg:x="6.74cm" svg:y="1.318cm">
          <draw:image xlink:href="Pictures/100002010000001A0000001A8AC57966.png" xlink:type="simple" xlink:show="embed" xlink:actuate="onLoad">
            <text:p/>
          </draw:image>
        </draw:frame>
        <draw:frame draw:style-name="gr1" draw:text-style-name="P1" draw:layer="layout" svg:width="0.422cm" svg:height="0.422cm" svg:x="4.019cm" svg:y="1.334cm">
          <draw:image xlink:href="Pictures/100002010000001000000010DB105962.png" xlink:type="simple" xlink:show="embed" xlink:actuate="onLoad">
            <text:p/>
          </draw:image>
        </draw:frame>
        <draw:frame draw:style-name="gr1" draw:text-style-name="P1" draw:layer="layout" svg:width="24.513cm" svg:height="17.318cm" svg:x="0.966cm" svg:y="10.624cm">
          <draw:image xlink:href="Pictures/10000201000002B7000001EB9F3E131B.png" xlink:type="simple" xlink:show="embed" xlink:actuate="onLoad">
            <text:p/>
          </draw:image>
        </draw:frame>
        <draw:frame draw:style-name="gr1" draw:text-style-name="P1" draw:layer="layout" svg:width="13.574cm" svg:height="12.171cm" svg:x="0.966cm" svg:y="29.932cm">
          <draw:image xlink:href="Pictures/1000000000000201000001CC1358E33F.png" xlink:type="simple" xlink:show="embed" xlink:actuate="onLoad">
            <text:p/>
          </draw:image>
        </draw:frame>
        <draw:frame draw:style-name="gr21" draw:layer="layout" svg:width="3.779cm" svg:height="0.962cm" svg:x="0.966cm" svg:y="9.383cm">
          <draw:text-box>
            <text:p>Obrázok 24</text:p>
          </draw:text-box>
        </draw:frame>
      </draw:page>
      <draw:page draw:name="page29" draw:style-name="dp1" draw:master-page-name="Predvolené">
        <draw:frame draw:style-name="gr1" draw:text-style-name="P1" draw:layer="layout" svg:width="0.633cm" svg:height="0.563cm" svg:x="1.038cm" svg:y="0.612cm">
          <draw:image xlink:href="Pictures/10000000000000120000001039454AEA.png" xlink:type="simple" xlink:show="embed" xlink:actuate="onLoad">
            <text:p/>
          </draw:image>
        </draw:frame>
        <draw:frame draw:style-name="gr1" draw:text-style-name="P1" draw:layer="layout" svg:width="0.633cm" svg:height="0.563cm" svg:x="1.038cm" svg:y="2.42cm">
          <draw:image xlink:href="Pictures/10000000000000120000001039454AEA.png" xlink:type="simple" xlink:show="embed" xlink:actuate="onLoad">
            <text:p/>
          </draw:image>
        </draw:frame>
        <draw:frame draw:style-name="gr1" draw:text-style-name="P1" draw:layer="layout" svg:width="0.633cm" svg:height="0.563cm" svg:x="1.038cm" svg:y="4.42cm">
          <draw:image xlink:href="Pictures/10000000000000120000001039454AEA.png" xlink:type="simple" xlink:show="embed" xlink:actuate="onLoad">
            <text:p/>
          </draw:image>
        </draw:frame>
        <draw:frame draw:style-name="gr1" draw:text-style-name="P1" draw:layer="layout" svg:width="0.749cm" svg:height="0.849cm" svg:x="0.98cm" svg:y="6.208cm">
          <draw:image xlink:href="Pictures/100002010000000F000000111831192E.png" xlink:type="simple" xlink:show="embed" xlink:actuate="onLoad">
            <text:p/>
          </draw:image>
        </draw:frame>
        <draw:frame draw:style-name="gr1" draw:text-style-name="P1" draw:layer="layout" svg:width="0.8cm" svg:height="0.8cm" svg:x="7.382cm" svg:y="6.232cm">
          <draw:image xlink:href="Pictures/1000020100000018000000181025A54C.png" xlink:type="simple" xlink:show="embed" xlink:actuate="onLoad">
            <text:p/>
          </draw:image>
        </draw:frame>
        <draw:frame draw:style-name="gr1" draw:text-style-name="P1" draw:layer="layout" svg:width="0.375cm" svg:height="0.375cm" svg:x="4.515cm" svg:y="6.445cm">
          <draw:image xlink:href="Pictures/100002010000001000000010F25BC01B.png" xlink:type="simple" xlink:show="embed" xlink:actuate="onLoad">
            <text:p/>
          </draw:image>
        </draw:frame>
        <draw:frame draw:style-name="gr1" draw:text-style-name="P1" draw:layer="layout" svg:width="0.7cm" svg:height="0.7cm" svg:x="7.432cm" svg:y="4.351cm">
          <draw:image xlink:href="Pictures/100002010000001A0000001A5C7D0179.png" xlink:type="simple" xlink:show="embed" xlink:actuate="onLoad">
            <text:p/>
          </draw:image>
        </draw:frame>
        <draw:frame draw:style-name="gr1" draw:text-style-name="P1" draw:layer="layout" svg:width="0.7cm" svg:height="0.7cm" svg:x="7.432cm" svg:y="2.351cm">
          <draw:image xlink:href="Pictures/100002010000001A0000001A5C7D0179.png" xlink:type="simple" xlink:show="embed" xlink:actuate="onLoad">
            <text:p/>
          </draw:image>
        </draw:frame>
        <draw:frame draw:style-name="gr1" draw:text-style-name="P1" draw:layer="layout" svg:width="0.7cm" svg:height="0.7cm" svg:x="7.432cm" svg:y="0.543cm">
          <draw:image xlink:href="Pictures/100002010000001A0000001A5C7D0179.png" xlink:type="simple" xlink:show="embed" xlink:actuate="onLoad">
            <text:p/>
          </draw:image>
        </draw:frame>
        <draw:frame draw:style-name="gr1" draw:text-style-name="P1" draw:layer="layout" svg:width="0.422cm" svg:height="0.422cm" svg:x="4.491cm" svg:y="4.49cm">
          <draw:image xlink:href="Pictures/10000201000000100000001043E07414.png" xlink:type="simple" xlink:show="embed" xlink:actuate="onLoad">
            <text:p/>
          </draw:image>
        </draw:frame>
        <draw:frame draw:style-name="gr1" draw:text-style-name="P1" draw:layer="layout" svg:width="0.422cm" svg:height="0.422cm" svg:x="4.491cm" svg:y="2.49cm">
          <draw:image xlink:href="Pictures/10000201000000100000001043E07414.png" xlink:type="simple" xlink:show="embed" xlink:actuate="onLoad">
            <text:p/>
          </draw:image>
        </draw:frame>
        <draw:frame draw:style-name="gr1" draw:text-style-name="P1" draw:layer="layout" svg:width="0.422cm" svg:height="0.422cm" svg:x="4.491cm" svg:y="0.682cm">
          <draw:image xlink:href="Pictures/10000201000000100000001043E07414.png" xlink:type="simple" xlink:show="embed" xlink:actuate="onLoad">
            <text:p/>
          </draw:image>
        </draw:frame>
      </draw:page>
      <draw:page draw:name="page30" draw:style-name="dp1" draw:master-page-name="Predvolené">
        <draw:frame draw:style-name="gr1" draw:text-style-name="P1" draw:layer="layout" svg:width="12.027cm" svg:height="20.175cm" svg:x="0.965cm" svg:y="2.046cm">
          <draw:image xlink:href="Pictures/10000000000001550000023C19941EEB.png" xlink:type="simple" xlink:show="embed" xlink:actuate="onLoad">
            <text:p/>
          </draw:image>
        </draw:frame>
        <draw:frame draw:style-name="gr1" draw:text-style-name="P1" draw:layer="layout" svg:width="8.043cm" svg:height="12.965cm" svg:x="0.965cm" svg:y="23.434cm">
          <draw:image xlink:href="Pictures/1000000000000130000001EA7E60FEFA.png" xlink:type="simple" xlink:show="embed" xlink:actuate="onLoad">
            <text:p/>
          </draw:image>
        </draw:frame>
        <draw:frame draw:style-name="gr21" draw:layer="layout" svg:width="3.779cm" svg:height="0.962cm" svg:x="0.965cm" svg:y="0.483cm">
          <draw:text-box>
            <text:p>Obrázok 25</text:p>
          </draw:text-box>
        </draw:frame>
      </draw:page>
      <draw:page draw:name="page31" draw:style-name="dp1" draw:master-page-name="Predvolené">
        <draw:frame draw:style-name="gr1" draw:text-style-name="P1" draw:layer="layout" svg:width="0.633cm" svg:height="0.669cm" svg:x="1.638cm" svg:y="1.298cm">
          <draw:image xlink:href="Pictures/100000000000001200000013D3A9E26D.png" xlink:type="simple" xlink:show="embed" xlink:actuate="onLoad">
            <text:p/>
          </draw:image>
        </draw:frame>
        <draw:frame draw:style-name="gr1" draw:text-style-name="P1" draw:layer="layout" svg:width="0.631cm" svg:height="0.667cm" svg:x="8.64cm" svg:y="1.3cm">
          <draw:image xlink:href="Pictures/100002010000001A0000001A6D0428B1.png" xlink:type="simple" xlink:show="embed" xlink:actuate="onLoad">
            <text:p/>
          </draw:image>
        </draw:frame>
        <draw:frame draw:style-name="gr1" draw:text-style-name="P1" draw:layer="layout" svg:width="0.422cm" svg:height="0.422cm" svg:x="5.448cm" svg:y="1.525cm">
          <draw:image xlink:href="Pictures/10000201000000100000001046C54F00.png" xlink:type="simple" xlink:show="embed" xlink:actuate="onLoad">
            <text:p/>
          </draw:image>
        </draw:frame>
      </draw:page>
      <draw:page draw:name="page32" draw:style-name="dp1" draw:master-page-name="Predvolené"/>
      <draw:page draw:name="page33" draw:style-name="dp1" draw:master-page-name="Predvolené">
        <draw:frame draw:style-name="gr1" draw:text-style-name="P1" draw:layer="layout" svg:width="11.815cm" svg:height="19.081cm" svg:x="0.965cm" svg:y="1.468cm">
          <draw:image xlink:href="Pictures/100000000000014F0000021D37E78B81.png" xlink:type="simple" xlink:show="embed" xlink:actuate="onLoad">
            <text:p/>
          </draw:image>
        </draw:frame>
        <draw:frame draw:style-name="gr1" draw:text-style-name="P1" draw:layer="layout" svg:width="7.3cm" svg:height="1.939cm" svg:x="0.965cm" svg:y="41.463cm">
          <draw:image xlink:href="Pictures/10000000000000CF00000037438F4C77.png" xlink:type="simple" xlink:show="embed" xlink:actuate="onLoad">
            <text:p/>
          </draw:image>
        </draw:frame>
        <draw:frame draw:style-name="gr1" draw:text-style-name="P1" draw:layer="layout" svg:width="0.633cm" svg:height="0.633cm" svg:x="1.638cm" svg:y="49.316cm">
          <draw:image xlink:href="Pictures/1000000000000012000000120CF927C7.png" xlink:type="simple" xlink:show="embed" xlink:actuate="onLoad">
            <text:p/>
          </draw:image>
        </draw:frame>
        <draw:frame draw:style-name="gr1" draw:text-style-name="P1" draw:layer="layout" svg:width="8.043cm" svg:height="14.314cm" svg:x="0.965cm" svg:y="21.188cm">
          <draw:image xlink:href="Pictures/10000000000001300000021DB9045F6C.png" xlink:type="simple" xlink:show="embed" xlink:actuate="onLoad">
            <text:p/>
          </draw:image>
        </draw:frame>
        <draw:frame draw:style-name="gr1" draw:text-style-name="P1" draw:layer="layout" svg:width="6.482cm" svg:height="1.401cm" svg:x="0.965cm" svg:y="44.322cm">
          <draw:image xlink:href="Pictures/10000000000000F500000035D528E643.png" xlink:type="simple" xlink:show="embed" xlink:actuate="onLoad">
            <text:p/>
          </draw:image>
        </draw:frame>
        <draw:frame draw:style-name="gr1" draw:text-style-name="P1" draw:layer="layout" svg:width="0.631cm" svg:height="0.631cm" svg:x="5.64cm" svg:y="49.318cm">
          <draw:image xlink:href="Pictures/100002010000001A0000001AFE4E6D5F.png" xlink:type="simple" xlink:show="embed" xlink:actuate="onLoad">
            <text:p/>
          </draw:image>
        </draw:frame>
        <draw:frame draw:style-name="gr1" draw:text-style-name="P1" draw:layer="layout" svg:width="0.422cm" svg:height="0.422cm" svg:x="3.702cm" svg:y="49.431cm">
          <draw:image xlink:href="Pictures/10000201000000100000001032602A6C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26</text:p>
          </draw:text-box>
        </draw:frame>
        <draw:frame draw:style-name="gr21" draw:layer="layout" svg:width="3.779cm" svg:height="0.962cm" svg:x="0.965cm" svg:y="40.383cm">
          <draw:text-box>
            <text:p>Obrázok 27</text:p>
          </draw:text-box>
        </draw:frame>
      </draw:page>
      <draw:page draw:name="page34" draw:style-name="dp1" draw:master-page-name="Predvolené">
        <draw:frame draw:style-name="gr1" draw:text-style-name="P1" draw:layer="layout" svg:width="0.749cm" svg:height="0.842cm" svg:x="1.28cm" svg:y="1.212cm">
          <draw:image xlink:href="Pictures/100002010000001000000012AEB182C5.png" xlink:type="simple" xlink:show="embed" xlink:actuate="onLoad">
            <text:p/>
          </draw:image>
        </draw:frame>
        <draw:frame draw:style-name="gr1" draw:text-style-name="P1" draw:layer="layout" svg:width="14.531cm" svg:height="17.106cm" svg:x="0.965cm" svg:y="9.766cm">
          <draw:image xlink:href="Pictures/100000000000019C000001E5C54AE5A2.png" xlink:type="simple" xlink:show="embed" xlink:actuate="onLoad">
            <text:p/>
          </draw:image>
        </draw:frame>
        <draw:frame draw:style-name="gr1" draw:text-style-name="P1" draw:layer="layout" svg:width="10.372cm" svg:height="10.292cm" svg:x="0.965cm" svg:y="27.534cm">
          <draw:image xlink:href="Pictures/100000000000018800000185A081D133.png" xlink:type="simple" xlink:show="embed" xlink:actuate="onLoad">
            <text:p/>
          </draw:image>
        </draw:frame>
        <draw:frame draw:style-name="gr1" draw:text-style-name="P1" draw:layer="layout" svg:width="0.747cm" svg:height="0.84cm" svg:x="8.033cm" svg:y="1.24cm">
          <draw:image xlink:href="Pictures/100002010000001800000018DE09FB3F.png" xlink:type="simple" xlink:show="embed" xlink:actuate="onLoad">
            <text:p/>
          </draw:image>
        </draw:frame>
        <draw:frame draw:style-name="gr1" draw:text-style-name="P1" draw:layer="layout" svg:width="0.563cm" svg:height="0.563cm" svg:x="4.76cm" svg:y="1.279cm">
          <draw:image xlink:href="Pictures/10000201000000100000001058003066.png" xlink:type="simple" xlink:show="embed" xlink:actuate="onLoad">
            <text:p/>
          </draw:image>
        </draw:frame>
        <draw:frame draw:style-name="gr21" draw:layer="layout" svg:width="3.779cm" svg:height="0.962cm" svg:x="0.965cm" svg:y="8.383cm">
          <draw:text-box>
            <text:p>Obrázok 28</text:p>
          </draw:text-box>
        </draw:frame>
      </draw:page>
      <draw:page draw:name="page35" draw:style-name="dp1" draw:master-page-name="Predvolené">
        <draw:frame draw:style-name="gr1" draw:text-style-name="P1" draw:layer="layout" svg:width="31.18cm" svg:height="8.217cm" svg:x="0.965cm" svg:y="2.664cm">
          <draw:image xlink:href="Pictures/1000020100000374000000E93672A392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29</text:p>
          </draw:text-box>
        </draw:frame>
        <draw:frame draw:style-name="gr1" draw:text-style-name="P1" draw:layer="layout" svg:width="16.509cm" svg:height="4.973cm" svg:x="0.952cm" svg:y="11.871cm">
          <draw:image xlink:href="Pictures/1000000000000270000000BCEC552D24.png" xlink:type="simple" xlink:show="embed" xlink:actuate="onLoad">
            <text:p/>
          </draw:image>
        </draw:frame>
      </draw:page>
      <draw:page draw:name="page36" draw:style-name="dp1" draw:master-page-name="Predvolené">
        <draw:frame draw:style-name="gr1" draw:text-style-name="P1" draw:layer="layout" svg:width="34.143cm" svg:height="18.834cm" svg:x="0.965cm" svg:y="1.506cm">
          <draw:image xlink:href="Pictures/10000000000003C8000002166954D442.png" xlink:type="simple" xlink:show="embed" xlink:actuate="onLoad">
            <text:p/>
          </draw:image>
        </draw:frame>
        <draw:frame draw:style-name="gr1" draw:text-style-name="P1" draw:layer="layout" svg:width="16.139cm" svg:height="8.466cm" svg:x="0.965cm" svg:y="21.474cm">
          <draw:image xlink:href="Pictures/100000000000026200000140EB04A87B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30</text:p>
          </draw:text-box>
        </draw:frame>
      </draw:page>
      <draw:page draw:name="page37" draw:style-name="dp1" draw:master-page-name="Predvolené">
        <draw:frame draw:style-name="gr1" draw:text-style-name="P1" draw:layer="layout" svg:width="16.33cm" svg:height="12.379cm" svg:x="0.965cm" svg:y="0.993cm">
          <draw:image xlink:href="Pictures/10000000000001CF0000015F2CE7F136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31</text:p>
          </draw:text-box>
        </draw:frame>
        <draw:frame draw:style-name="gr1" draw:text-style-name="P1" draw:layer="layout" svg:width="12.25cm" svg:height="9.287cm" svg:x="1.177cm" svg:y="13.851cm">
          <draw:image xlink:href="Pictures/10000000000001CF0000015F8A5BCA56.png" xlink:type="simple" xlink:show="embed" xlink:actuate="onLoad">
            <text:p/>
          </draw:image>
        </draw:frame>
      </draw:page>
      <draw:page draw:name="page38" draw:style-name="dp1" draw:master-page-name="Predvolené">
        <draw:frame draw:style-name="gr1" draw:text-style-name="P1" draw:layer="layout" svg:width="24.125cm" svg:height="18.341cm" svg:x="0.966cm" svg:y="1.697cm">
          <draw:image xlink:href="Pictures/10000000000002AC0000020830C981EC.png" xlink:type="simple" xlink:show="embed" xlink:actuate="onLoad">
            <text:p/>
          </draw:image>
        </draw:frame>
        <draw:frame draw:style-name="gr1" draw:text-style-name="P1" draw:layer="layout" svg:width="13.387cm" svg:height="11.059cm" svg:x="0.966cm" svg:y="20.382cm">
          <draw:image xlink:href="Pictures/10000000000001FA000001A2253E215E.png" xlink:type="simple" xlink:show="embed" xlink:actuate="onLoad">
            <text:p/>
          </draw:image>
        </draw:frame>
        <draw:frame draw:style-name="gr21" draw:layer="layout" svg:width="3.779cm" svg:height="0.962cm" svg:x="0.966cm" svg:y="0.384cm">
          <draw:text-box>
            <text:p>Obrázok 32</text:p>
          </draw:text-box>
        </draw:frame>
      </draw:page>
      <draw:page draw:name="page39" draw:style-name="dp1" draw:master-page-name="Predvolené">
        <draw:frame draw:style-name="gr1" draw:text-style-name="P1" draw:layer="layout" svg:width="11.286cm" svg:height="8.464cm" svg:x="0.965cm" svg:y="1.573cm">
          <draw:image xlink:href="Pictures/1000020100000140000000F055F57E36.png" xlink:type="simple" xlink:show="embed" xlink:actuate="onLoad">
            <text:p/>
          </draw:image>
        </draw:frame>
        <draw:frame draw:style-name="gr1" draw:text-style-name="P1" draw:layer="layout" svg:width="9.365cm" svg:height="7.169cm" svg:x="0.965cm" svg:y="11.058cm">
          <draw:image xlink:href="Pictures/10000000000001620000010FFACD2373.png" xlink:type="simple" xlink:show="embed" xlink:actuate="onLoad">
            <text:p/>
          </draw:image>
        </draw:frame>
        <draw:frame draw:style-name="gr21" draw:layer="layout" svg:width="3.779cm" svg:height="0.962cm" svg:x="0.965cm" svg:y="0.383cm">
          <draw:text-box>
            <text:p>Obrázok 33</text:p>
          </draw:text-box>
        </draw:frame>
      </draw:page>
      <draw:page draw:name="page40" draw:style-name="dp1" draw:master-page-name="Predvolené">
        <draw:frame draw:style-name="gr1" draw:text-style-name="P1" draw:layer="layout" svg:width="0.749cm" svg:height="0.842cm" svg:x="1.58cm" svg:y="1.214cm">
          <draw:image xlink:href="Pictures/1000020100000010000000127EC32141.png" xlink:type="simple" xlink:show="embed" xlink:actuate="onLoad">
            <text:p/>
          </draw:image>
        </draw:frame>
        <draw:frame draw:style-name="gr1" draw:text-style-name="P1" draw:layer="layout" svg:width="0.747cm" svg:height="0.84cm" svg:x="6.582cm" svg:y="1.215cm">
          <draw:image xlink:href="Pictures/100002010000001800000018BBB00ADC.png" xlink:type="simple" xlink:show="embed" xlink:actuate="onLoad">
            <text:p/>
          </draw:image>
        </draw:frame>
        <draw:frame draw:style-name="gr1" draw:text-style-name="P1" draw:layer="layout" svg:width="0.563cm" svg:height="0.563cm" svg:x="4.134cm" svg:y="1.354cm">
          <draw:image xlink:href="Pictures/100002010000001000000010DB0CCEE4.png" xlink:type="simple" xlink:show="embed" xlink:actuate="onLoad">
            <text:p/>
          </draw:image>
        </draw:frame>
      </draw:page>
      <draw:page draw:name="page41" draw:style-name="dp1" draw:master-page-name="Predvolené">
        <draw:frame draw:style-name="gr1" draw:text-style-name="P1" draw:layer="layout" svg:width="0.633cm" svg:height="0.598cm" svg:x="0.638cm" svg:y="1.334cm">
          <draw:image xlink:href="Pictures/1000000000000012000000116879AE26.png" xlink:type="simple" xlink:show="embed" xlink:actuate="onLoad">
            <text:p/>
          </draw:image>
        </draw:frame>
        <draw:frame draw:style-name="gr1" draw:text-style-name="P1" draw:layer="layout" svg:width="0.631cm" svg:height="0.596cm" svg:x="6.64cm" svg:y="1.335cm">
          <draw:image xlink:href="Pictures/100002010000001A0000001A3A9D3D5B.png" xlink:type="simple" xlink:show="embed" xlink:actuate="onLoad">
            <text:p/>
          </draw:image>
        </draw:frame>
        <draw:frame draw:style-name="gr1" draw:text-style-name="P1" draw:layer="layout" svg:width="0.422cm" svg:height="0.422cm" svg:x="3.787cm" svg:y="1.422cm">
          <draw:image xlink:href="Pictures/1000020100000010000000107440459B.png" xlink:type="simple" xlink:show="embed" xlink:actuate="onLoad">
            <text:p/>
          </draw:image>
        </draw:frame>
        <draw:frame draw:style-name="gr1" draw:text-style-name="P1" draw:layer="layout" svg:width="34.778cm" svg:height="22.856cm" svg:x="0.638cm" svg:y="6.555cm">
          <draw:image xlink:href="Pictures/10000201000003DA00000288E4B98486.png" xlink:type="simple" xlink:show="embed" xlink:actuate="onLoad">
            <text:p/>
          </draw:image>
        </draw:frame>
        <draw:frame draw:style-name="gr21" draw:layer="layout" svg:width="3.779cm" svg:height="0.962cm" svg:x="0.638cm" svg:y="5.05cm">
          <draw:text-box>
            <text:p>Obrázok 34</text:p>
          </draw:text-box>
        </draw:frame>
        <draw:frame draw:style-name="gr27" draw:text-style-name="P1" draw:layer="layout" svg:width="16.67cm" svg:height="11.033cm" svg:x="0.638cm" svg:y="29.94cm">
          <draw:image xlink:href="Pictures/1000000000000276000001A1634CF7FF.png" xlink:type="simple" xlink:show="embed" xlink:actuate="onLoad">
            <text:p/>
          </draw:image>
        </draw:frame>
      </draw:page>
      <draw:page draw:name="page42" draw:style-name="dp1" draw:master-page-name="Predvolené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9cm" fo:margin-bottom="1.303cm" fo:margin-left="0.339cm" fo:margin-right="0.37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n Toman</meta:initial-creator>
    <meta:creation-date>2014-04-23T16:12:58</meta:creation-date>
    <dc:date>2014-09-01T18:47:52.812000000</dc:date>
    <meta:editing-duration>PT8H33M17S</meta:editing-duration>
    <meta:editing-cycles>49</meta:editing-cycles>
    <meta:generator>LibreOffice/4.3.1.2$Windows_x86 LibreOffice_project/958349dc3b25111dbca392fbc281a05559ef6848</meta:generator>
    <meta:document-statistic meta:object-count="237"/>
  </office:meta>
</office:document-meta>
</file>